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5.5mm"/>
    </style:style>
    <style:style style:name="co4" style:family="table-column">
      <style:table-column-properties fo:break-before="auto" style:column-width="12.5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1mm"/>
    </style:style>
    <style:style style:name="co7" style:family="table-column">
      <style:table-column-properties fo:break-before="auto" style:column-width="22.6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>
      <style:table-cell-properties style:text-align-source="fix" style:repeat-content="false"/>
      <style:paragraph-properties fo:text-align="center" fo:margin-left="0mm"/>
      <style:text-properties style:font-name="Consolas" fo:font-size="14pt" style:font-size-asian="14pt" style:font-size-complex="14pt"/>
    </style:style>
    <style:style style:name="ce2" style:family="table-cell" style:parent-style-name="Default" style:data-style-name="N136"/>
    <style:style style:name="ce7" style:family="table-cell" style:parent-style-name="Default" style:data-style-name="N136">
      <style:table-cell-properties style:text-align-source="fix" style:repeat-content="false"/>
      <style:paragraph-properties fo:text-align="center" fo:margin-left="0mm"/>
      <style:text-properties style:font-name="Consolas"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Consolas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mm"/>
      <style:text-properties style:font-name="Consola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mm"/>
      <style:text-properties style:font-name="Consolas"/>
    </style:style>
  </office:automatic-styles>
  <office:body>
    <office:spreadsheet>
      <table:table table:name="Questions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visibility="collapse" table:number-columns-repeated="3" table:default-cell-style-name="Default"/>
        <table:table-column table:style-name="co2" table:default-cell-style-name="ce9"/>
        <table:table-column table:style-name="co3" table:default-cell-style-name="ce12"/>
        <table:table-column table:style-name="co4" table:default-cell-style-name="ce14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-13" calcext:value-type="float">
            <text:p>-13</text:p>
          </table:table-cell>
          <table:table-cell table:style-name="ce8" table:formula="of:=CONCATENATE(     [.A1];     CHAR(RANDBETWEEN(97; 122));     IF(         [.C1]=0;         &quot;&quot;;         IF(             [.C1]&gt;0;             CONCATENATE(&quot;+&quot;;[.C1]);             [.C1]         )     ))" office:value-type="string" office:string-value="-1c-13" calcext:value-type="string">
            <text:p>-1c-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]*[.B1]+[.C1]" office:value-type="float" office:value="6" calcext:value-type="float">
            <text:p>6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35" calcext:value-type="float">
            <text:p>+35</text:p>
          </table:table-cell>
          <table:table-cell table:style-name="ce8" table:formula="of:=CONCATENATE(     [.G1];     CHAR(RANDBETWEEN(97; 122));     IF(         [.I1]=0;         &quot;&quot;;         IF(             [.I1]&gt;0;             CONCATENATE(&quot;+&quot;;[.I1]);             [.I1]         )     ))" office:value-type="string" office:string-value="16h+35" calcext:value-type="string">
            <text:p>16h+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]*[.H1]+[.I1]" office:value-type="float" office:value="-125" calcext:value-type="float">
            <text:p>-125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42" calcext:value-type="float">
            <text:p>+42</text:p>
          </table:table-cell>
          <table:table-cell table:style-name="ce8" table:formula="of:=CONCATENATE(     [.M1];     CHAR(RANDBETWEEN(97; 122));     IF(         [.O1]=0;         &quot;&quot;;         IF(             [.O1]&gt;0;             CONCATENATE(&quot;+&quot;;[.O1]);             [.O1]         )     ))" office:value-type="string" office:string-value="-17y+42" calcext:value-type="string">
            <text:p>-17y+4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]*[.N1]+[.O1]" office:value-type="float" office:value="144" calcext:value-type="float">
            <text:p>144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23" calcext:value-type="float">
            <text:p>-23</text:p>
          </table:table-cell>
          <table:table-cell table:style-name="ce8" table:formula="of:=CONCATENATE(     [.S1];     CHAR(RANDBETWEEN(97; 122));     IF(         [.U1]=0;         &quot;&quot;;         IF(             [.U1]&gt;0;             CONCATENATE(&quot;+&quot;;[.U1]);             [.U1]         )     ))" office:value-type="string" office:string-value="4a-23" calcext:value-type="string">
            <text:p>4a-2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]*[.T1]+[.U1]" office:value-type="float" office:value="-91" calcext:value-type="float">
            <text:p>-91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40" calcext:value-type="float">
            <text:p>+40</text:p>
          </table:table-cell>
          <table:table-cell table:style-name="ce8" table:formula="of:=CONCATENATE(     [.Y1];     CHAR(RANDBETWEEN(97; 122));     IF(         [.AA1]=0;         &quot;&quot;;         IF(             [.AA1]&gt;0;             CONCATENATE(&quot;+&quot;;[.AA1]);             [.AA1]         )     ))" office:value-type="string" office:string-value="-13g+40" calcext:value-type="string">
            <text:p>-13g+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]*[.Z1]+[.AA1]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22" calcext:value-type="float">
            <text:p>+22</text:p>
          </table:table-cell>
          <table:table-cell table:style-name="ce8" table:formula="of:=CONCATENATE(     [.A2];     CHAR(RANDBETWEEN(97; 122));     IF(         [.C2]=0;         &quot;&quot;;         IF(             [.C2]&gt;0;             CONCATENATE(&quot;+&quot;;[.C2]);             [.C2]         )     ))" office:value-type="string" office:string-value="19p+22" calcext:value-type="string">
            <text:p>19p+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]*[.B2]+[.C2]" office:value-type="float" office:value="-244" calcext:value-type="float">
            <text:p>-244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22" calcext:value-type="float">
            <text:p>+22</text:p>
          </table:table-cell>
          <table:table-cell table:style-name="ce8" table:formula="of:=CONCATENATE(     [.G2];     CHAR(RANDBETWEEN(97; 122));     IF(         [.I2]=0;         &quot;&quot;;         IF(             [.I2]&gt;0;             CONCATENATE(&quot;+&quot;;[.I2]);             [.I2]         )     ))" office:value-type="string" office:string-value="-4m+22" calcext:value-type="string">
            <text:p>-4m+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]*[.H2]+[.I2]" office:value-type="float" office:value="6" calcext:value-type="float">
            <text:p>6</text:p>
          </table:table-cell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-3" calcext:value-type="float">
            <text:p>-3</text:p>
          </table:table-cell>
          <table:table-cell table:style-name="ce8" table:formula="of:=CONCATENATE(     [.M2];     CHAR(RANDBETWEEN(97; 122));     IF(         [.O2]=0;         &quot;&quot;;         IF(             [.O2]&gt;0;             CONCATENATE(&quot;+&quot;;[.O2]);             [.O2]         )     ))" office:value-type="string" office:string-value="16s-3" calcext:value-type="string">
            <text:p>16s-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]*[.N2]+[.O2]" office:value-type="float" office:value="-195" calcext:value-type="float">
            <text:p>-195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50" calcext:value-type="float">
            <text:p>-50</text:p>
          </table:table-cell>
          <table:table-cell table:style-name="ce8" table:formula="of:=CONCATENATE(     [.S2];     CHAR(RANDBETWEEN(97; 122));     IF(         [.U2]=0;         &quot;&quot;;         IF(             [.U2]&gt;0;             CONCATENATE(&quot;+&quot;;[.U2]);             [.U2]         )     ))" office:value-type="string" office:string-value="-13l-50" calcext:value-type="string">
            <text:p>-13l-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]*[.T2]+[.U2]" office:value-type="float" office:value="-271" calcext:value-type="float">
            <text:p>-271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47" calcext:value-type="float">
            <text:p>+47</text:p>
          </table:table-cell>
          <table:table-cell table:style-name="ce8" table:formula="of:=CONCATENATE(     [.Y2];     CHAR(RANDBETWEEN(97; 122));     IF(         [.AA2]=0;         &quot;&quot;;         IF(             [.AA2]&gt;0;             CONCATENATE(&quot;+&quot;;[.AA2]);             [.AA2]         )     ))" office:value-type="string" office:string-value="11h+47" calcext:value-type="string">
            <text:p>11h+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]*[.Z2]+[.AA2]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-24" calcext:value-type="float">
            <text:p>-24</text:p>
          </table:table-cell>
          <table:table-cell table:style-name="ce8" table:formula="of:=CONCATENATE(     [.A3];     CHAR(RANDBETWEEN(97; 122));     IF(         [.C3]=0;         &quot;&quot;;         IF(             [.C3]&gt;0;             CONCATENATE(&quot;+&quot;;[.C3]);             [.C3]         )     ))" office:value-type="string" office:string-value="15g-24" calcext:value-type="string">
            <text:p>15g-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]*[.B3]+[.C3]" office:value-type="float" office:value="246" calcext:value-type="float">
            <text:p>246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-40" calcext:value-type="float">
            <text:p>-40</text:p>
          </table:table-cell>
          <table:table-cell table:style-name="ce8" table:formula="of:=CONCATENATE(     [.G3];     CHAR(RANDBETWEEN(97; 122));     IF(         [.I3]=0;         &quot;&quot;;         IF(             [.I3]&gt;0;             CONCATENATE(&quot;+&quot;;[.I3]);             [.I3]         )     ))" office:value-type="string" office:string-value="11y-40" calcext:value-type="string">
            <text:p>11y-4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]*[.H3]+[.I3]" office:value-type="float" office:value="180" calcext:value-type="float">
            <text:p>180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-2" calcext:value-type="float">
            <text:p>-2</text:p>
          </table:table-cell>
          <table:table-cell table:style-name="ce1" table:formula="of:=RANDBETWEEN(AddendMin;AddendMax)" office:value-type="float" office:value="-15" calcext:value-type="float">
            <text:p>-15</text:p>
          </table:table-cell>
          <table:table-cell table:style-name="ce8" table:formula="of:=CONCATENATE(     [.M3];     CHAR(RANDBETWEEN(97; 122));     IF(         [.O3]=0;         &quot;&quot;;         IF(             [.O3]&gt;0;             CONCATENATE(&quot;+&quot;;[.O3]);             [.O3]         )     ))" office:value-type="string" office:string-value="-14n-15" calcext:value-type="string">
            <text:p>-14n-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]*[.N3]+[.O3]" office:value-type="float" office:value="13" calcext:value-type="float">
            <text:p>13</text:p>
          </table:table-cell>
          <table:table-cell table:style-name="ce1" table:formula="of:=RANDBETWEEN(MultiplierMin;MultiplierMax)" office:value-type="float" office:value="9" calcext:value-type="float">
            <text:p>+9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8" calcext:value-type="float">
            <text:p>+8</text:p>
          </table:table-cell>
          <table:table-cell table:style-name="ce8" table:formula="of:=CONCATENATE(     [.S3];     CHAR(RANDBETWEEN(97; 122));     IF(         [.U3]=0;         &quot;&quot;;         IF(             [.U3]&gt;0;             CONCATENATE(&quot;+&quot;;[.U3]);             [.U3]         )     ))" office:value-type="string" office:string-value="9q+8" calcext:value-type="string">
            <text:p>9q+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]*[.T3]+[.U3]" office:value-type="float" office:value="89" calcext:value-type="float">
            <text:p>89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8" calcext:value-type="float">
            <text:p>+8</text:p>
          </table:table-cell>
          <table:table-cell table:style-name="ce8" table:formula="of:=CONCATENATE(     [.Y3];     CHAR(RANDBETWEEN(97; 122));     IF(         [.AA3]=0;         &quot;&quot;;         IF(             [.AA3]&gt;0;             CONCATENATE(&quot;+&quot;;[.AA3]);             [.AA3]         )     ))" office:value-type="string" office:string-value="5a+8" calcext:value-type="string">
            <text:p>5a+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]*[.Z3]+[.AA3]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-10" calcext:value-type="float">
            <text:p>-10</text:p>
          </table:table-cell>
          <table:table-cell table:style-name="ce8" table:formula="of:=CONCATENATE(     [.A4];     CHAR(RANDBETWEEN(97; 122));     IF(         [.C4]=0;         &quot;&quot;;         IF(             [.C4]&gt;0;             CONCATENATE(&quot;+&quot;;[.C4]);             [.C4]         )     ))" office:value-type="string" office:string-value="-18s-10" calcext:value-type="string">
            <text:p>-18s-1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4]*[.B4]+[.C4]" office:value-type="float" office:value="-208" calcext:value-type="float">
            <text:p>-208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3" calcext:value-type="float">
            <text:p>+3</text:p>
          </table:table-cell>
          <table:table-cell table:style-name="ce1" table:formula="of:=RANDBETWEEN(AddendMin;AddendMax)" office:value-type="float" office:value="32" calcext:value-type="float">
            <text:p>+32</text:p>
          </table:table-cell>
          <table:table-cell table:style-name="ce8" table:formula="of:=CONCATENATE(     [.G4];     CHAR(RANDBETWEEN(97; 122));     IF(         [.I4]=0;         &quot;&quot;;         IF(             [.I4]&gt;0;             CONCATENATE(&quot;+&quot;;[.I4]);             [.I4]         )     ))" office:value-type="string" office:string-value="5d+32" calcext:value-type="string">
            <text:p>5d+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4]*[.H4]+[.I4]" office:value-type="float" office:value="47" calcext:value-type="float">
            <text:p>47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10" calcext:value-type="float">
            <text:p>+10</text:p>
          </table:table-cell>
          <table:table-cell table:style-name="ce8" table:formula="of:=CONCATENATE(     [.M4];     CHAR(RANDBETWEEN(97; 122));     IF(         [.O4]=0;         &quot;&quot;;         IF(             [.O4]&gt;0;             CONCATENATE(&quot;+&quot;;[.O4]);             [.O4]         )     ))" office:value-type="string" office:string-value="-8v+10" calcext:value-type="string">
            <text:p>-8v+1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4]*[.N4]+[.O4]" office:value-type="float" office:value="10" calcext:value-type="float">
            <text:p>10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50" calcext:value-type="float">
            <text:p>+50</text:p>
          </table:table-cell>
          <table:table-cell table:style-name="ce8" table:formula="of:=CONCATENATE(     [.S4];     CHAR(RANDBETWEEN(97; 122));     IF(         [.U4]=0;         &quot;&quot;;         IF(             [.U4]&gt;0;             CONCATENATE(&quot;+&quot;;[.U4]);             [.U4]         )     ))" office:value-type="string" office:string-value="-13f+50" calcext:value-type="string">
            <text:p>-13f+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4]*[.T4]+[.U4]" office:value-type="float" office:value="232" calcext:value-type="float">
            <text:p>232</text:p>
          </table:table-cell>
          <table:table-cell table:style-name="ce1" table:formula="of:=RANDBETWEEN(MultiplierMin;MultiplierMax)" office:value-type="float" office:value="-12" calcext:value-type="float">
            <text:p>-12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-46" calcext:value-type="float">
            <text:p>-46</text:p>
          </table:table-cell>
          <table:table-cell table:style-name="ce8" table:formula="of:=CONCATENATE(     [.Y4];     CHAR(RANDBETWEEN(97; 122));     IF(         [.AA4]=0;         &quot;&quot;;         IF(             [.AA4]&gt;0;             CONCATENATE(&quot;+&quot;;[.AA4]);             [.AA4]         )     ))" office:value-type="string" office:string-value="-12b-46" calcext:value-type="string">
            <text:p>-12b-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4]*[.Z4]+[.AA4]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-1" calcext:value-type="float">
            <text:p>-1</text:p>
          </table:table-cell>
          <table:table-cell table:style-name="ce8" table:formula="of:=CONCATENATE(     [.A5];     CHAR(RANDBETWEEN(97; 122));     IF(         [.C5]=0;         &quot;&quot;;         IF(             [.C5]&gt;0;             CONCATENATE(&quot;+&quot;;[.C5]);             [.C5]         )     ))" office:value-type="string" office:string-value="-15s-1" calcext:value-type="string">
            <text:p>-15s-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5]*[.B5]+[.C5]" office:value-type="float" office:value="-211" calcext:value-type="float">
            <text:p>-211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32" calcext:value-type="float">
            <text:p>-32</text:p>
          </table:table-cell>
          <table:table-cell table:style-name="ce8" table:formula="of:=CONCATENATE(     [.G5];     CHAR(RANDBETWEEN(97; 122));     IF(         [.I5]=0;         &quot;&quot;;         IF(             [.I5]&gt;0;             CONCATENATE(&quot;+&quot;;[.I5]);             [.I5]         )     ))" office:value-type="string" office:string-value="-13e-32" calcext:value-type="string">
            <text:p>-13e-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5]*[.H5]+[.I5]" office:value-type="float" office:value="-240" calcext:value-type="float">
            <text:p>-240</text:p>
          </table:table-cell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5" calcext:value-type="float">
            <text:p>+5</text:p>
          </table:table-cell>
          <table:table-cell table:style-name="ce8" table:formula="of:=CONCATENATE(     [.M5];     CHAR(RANDBETWEEN(97; 122));     IF(         [.O5]=0;         &quot;&quot;;         IF(             [.O5]&gt;0;             CONCATENATE(&quot;+&quot;;[.O5]);             [.O5]         )     ))" office:value-type="string" office:string-value="-19n+5" calcext:value-type="string">
            <text:p>-19n+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5]*[.N5]+[.O5]" office:value-type="float" office:value="252" calcext:value-type="float">
            <text:p>252</text:p>
          </table:table-cell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-8" calcext:value-type="float">
            <text:p>-8</text:p>
          </table:table-cell>
          <table:table-cell table:style-name="ce8" table:formula="of:=CONCATENATE(     [.S5];     CHAR(RANDBETWEEN(97; 122));     IF(         [.U5]=0;         &quot;&quot;;         IF(             [.U5]&gt;0;             CONCATENATE(&quot;+&quot;;[.U5]);             [.U5]         )     ))" office:value-type="string" office:string-value="-18k-8" calcext:value-type="string">
            <text:p>-18k-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5]*[.T5]+[.U5]" office:value-type="float" office:value="280" calcext:value-type="float">
            <text:p>280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-49" calcext:value-type="float">
            <text:p>-49</text:p>
          </table:table-cell>
          <table:table-cell table:style-name="ce8" table:formula="of:=CONCATENATE(     [.Y5];     CHAR(RANDBETWEEN(97; 122));     IF(         [.AA5]=0;         &quot;&quot;;         IF(             [.AA5]&gt;0;             CONCATENATE(&quot;+&quot;;[.AA5]);             [.AA5]         )     ))" office:value-type="string" office:string-value="4v-49" calcext:value-type="string">
            <text:p>4v-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5]*[.Z5]+[.AA5]" office:value-type="float" office:value="-41" calcext:value-type="float">
            <text:p>-4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15" calcext:value-type="float">
            <text:p>+15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A6];     CHAR(RANDBETWEEN(97; 122));     IF(         [.C6]=0;         &quot;&quot;;         IF(             [.C6]&gt;0;             CONCATENATE(&quot;+&quot;;[.C6]);             [.C6]         )     ))" office:value-type="string" office:string-value="-1j+16" calcext:value-type="string">
            <text:p>-1j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6]*[.B6]+[.C6]" office:value-type="float" office:value="1" calcext:value-type="float">
            <text:p>1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32" calcext:value-type="float">
            <text:p>-32</text:p>
          </table:table-cell>
          <table:table-cell table:style-name="ce8" table:formula="of:=CONCATENATE(     [.G6];     CHAR(RANDBETWEEN(97; 122));     IF(         [.I6]=0;         &quot;&quot;;         IF(             [.I6]&gt;0;             CONCATENATE(&quot;+&quot;;[.I6]);             [.I6]         )     ))" office:value-type="string" office:string-value="-13e-32" calcext:value-type="string">
            <text:p>-13e-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6]*[.H6]+[.I6]" office:value-type="float" office:value="59" calcext:value-type="float">
            <text:p>59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43" calcext:value-type="float">
            <text:p>+43</text:p>
          </table:table-cell>
          <table:table-cell table:style-name="ce8" table:formula="of:=CONCATENATE(     [.M6];     CHAR(RANDBETWEEN(97; 122));     IF(         [.O6]=0;         &quot;&quot;;         IF(             [.O6]&gt;0;             CONCATENATE(&quot;+&quot;;[.O6]);             [.O6]         )     ))" office:value-type="string" office:string-value="-3e+43" calcext:value-type="string">
            <text:p>-3e+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6]*[.N6]+[.O6]" office:value-type="float" office:value="67" calcext:value-type="float">
            <text:p>67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25" calcext:value-type="float">
            <text:p>+25</text:p>
          </table:table-cell>
          <table:table-cell table:style-name="ce8" table:formula="of:=CONCATENATE(     [.S6];     CHAR(RANDBETWEEN(97; 122));     IF(         [.U6]=0;         &quot;&quot;;         IF(             [.U6]&gt;0;             CONCATENATE(&quot;+&quot;;[.U6]);             [.U6]         )     ))" office:value-type="string" office:string-value="-4h+25" calcext:value-type="string">
            <text:p>-4h+2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6]*[.T6]+[.U6]" office:value-type="float" office:value="81" calcext:value-type="float">
            <text:p>81</text:p>
          </table:table-cell>
          <table:table-cell table:style-name="ce1" table:formula="of:=RANDBETWEEN(MultiplierMin;MultiplierMax)" office:value-type="float" office:value="-20" calcext:value-type="float">
            <text:p>-20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10" calcext:value-type="float">
            <text:p>+10</text:p>
          </table:table-cell>
          <table:table-cell table:style-name="ce8" table:formula="of:=CONCATENATE(     [.Y6];     CHAR(RANDBETWEEN(97; 122));     IF(         [.AA6]=0;         &quot;&quot;;         IF(             [.AA6]&gt;0;             CONCATENATE(&quot;+&quot;;[.AA6]);             [.AA6]         )     ))" office:value-type="string" office:string-value="-20i+10" calcext:value-type="string">
            <text:p>-20i+1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6]*[.Z6]+[.AA6]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-45" calcext:value-type="float">
            <text:p>-45</text:p>
          </table:table-cell>
          <table:table-cell table:style-name="ce8" table:formula="of:=CONCATENATE(     [.A7];     CHAR(RANDBETWEEN(97; 122));     IF(         [.C7]=0;         &quot;&quot;;         IF(             [.C7]&gt;0;             CONCATENATE(&quot;+&quot;;[.C7]);             [.C7]         )     ))" office:value-type="string" office:string-value="19m-45" calcext:value-type="string">
            <text:p>19m-4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7]*[.B7]+[.C7]" office:value-type="float" office:value="69" calcext:value-type="float">
            <text:p>69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-15" calcext:value-type="float">
            <text:p>-15</text:p>
          </table:table-cell>
          <table:table-cell table:style-name="ce1" table:formula="of:=RANDBETWEEN(AddendMin;AddendMax)" office:value-type="float" office:value="1" calcext:value-type="float">
            <text:p>+1</text:p>
          </table:table-cell>
          <table:table-cell table:style-name="ce8" table:formula="of:=CONCATENATE(     [.G7];     CHAR(RANDBETWEEN(97; 122));     IF(         [.I7]=0;         &quot;&quot;;         IF(             [.I7]&gt;0;             CONCATENATE(&quot;+&quot;;[.I7]);             [.I7]         )     ))" office:value-type="string" office:string-value="-3c+1" calcext:value-type="string">
            <text:p>-3c+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7]*[.H7]+[.I7]" office:value-type="float" office:value="46" calcext:value-type="float">
            <text:p>46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16" calcext:value-type="float">
            <text:p>-16</text:p>
          </table:table-cell>
          <table:table-cell table:style-name="ce8" table:formula="of:=CONCATENATE(     [.M7];     CHAR(RANDBETWEEN(97; 122));     IF(         [.O7]=0;         &quot;&quot;;         IF(             [.O7]&gt;0;             CONCATENATE(&quot;+&quot;;[.O7]);             [.O7]         )     ))" office:value-type="string" office:string-value="2b-16" calcext:value-type="string">
            <text:p>2b-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7]*[.N7]+[.O7]" office:value-type="float" office:value="18" calcext:value-type="float">
            <text:p>18</text:p>
          </table:table-cell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-29" calcext:value-type="float">
            <text:p>-29</text:p>
          </table:table-cell>
          <table:table-cell table:style-name="ce8" table:formula="of:=CONCATENATE(     [.S7];     CHAR(RANDBETWEEN(97; 122));     IF(         [.U7]=0;         &quot;&quot;;         IF(             [.U7]&gt;0;             CONCATENATE(&quot;+&quot;;[.U7]);             [.U7]         )     ))" office:value-type="string" office:string-value="-16o-29" calcext:value-type="string">
            <text:p>-16o-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7]*[.T7]+[.U7]" office:value-type="float" office:value="-13" calcext:value-type="float">
            <text:p>-13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3" calcext:value-type="float">
            <text:p>+3</text:p>
          </table:table-cell>
          <table:table-cell table:style-name="ce1" table:formula="of:=RANDBETWEEN(AddendMin;AddendMax)" office:value-type="float" office:value="15" calcext:value-type="float">
            <text:p>+15</text:p>
          </table:table-cell>
          <table:table-cell table:style-name="ce8" table:formula="of:=CONCATENATE(     [.Y7];     CHAR(RANDBETWEEN(97; 122));     IF(         [.AA7]=0;         &quot;&quot;;         IF(             [.AA7]&gt;0;             CONCATENATE(&quot;+&quot;;[.AA7]);             [.AA7]         )     ))" office:value-type="string" office:string-value="-9c+15" calcext:value-type="string">
            <text:p>-9c+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7]*[.Z7]+[.AA7]" office:value-type="float" office:value="-12" calcext:value-type="float">
            <text:p>-12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50" calcext:value-type="float">
            <text:p>-50</text:p>
          </table:table-cell>
          <table:table-cell table:style-name="ce8" table:formula="of:=CONCATENATE(     [.A8];     CHAR(RANDBETWEEN(97; 122));     IF(         [.C8]=0;         &quot;&quot;;         IF(             [.C8]&gt;0;             CONCATENATE(&quot;+&quot;;[.C8]);             [.C8]         )     ))" office:value-type="string" office:string-value="16k-50" calcext:value-type="string">
            <text:p>16k-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8]*[.B8]+[.C8]" office:value-type="float" office:value="206" calcext:value-type="float">
            <text:p>206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18" calcext:value-type="float">
            <text:p>+18</text:p>
          </table:table-cell>
          <table:table-cell table:style-name="ce8" table:formula="of:=CONCATENATE(     [.G8];     CHAR(RANDBETWEEN(97; 122));     IF(         [.I8]=0;         &quot;&quot;;         IF(             [.I8]&gt;0;             CONCATENATE(&quot;+&quot;;[.I8]);             [.I8]         )     ))" office:value-type="string" office:string-value="-15v+18" calcext:value-type="string">
            <text:p>-15v+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8]*[.H8]+[.I8]" office:value-type="float" office:value="63" calcext:value-type="float">
            <text:p>63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-28" calcext:value-type="float">
            <text:p>-28</text:p>
          </table:table-cell>
          <table:table-cell table:style-name="ce8" table:formula="of:=CONCATENATE(     [.M8];     CHAR(RANDBETWEEN(97; 122));     IF(         [.O8]=0;         &quot;&quot;;         IF(             [.O8]&gt;0;             CONCATENATE(&quot;+&quot;;[.O8]);             [.O8]         )     ))" office:value-type="string" office:string-value="-4q-28" calcext:value-type="string">
            <text:p>-4q-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8]*[.N8]+[.O8]" office:value-type="float" office:value="48" calcext:value-type="float">
            <text:p>48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26" calcext:value-type="float">
            <text:p>+26</text:p>
          </table:table-cell>
          <table:table-cell table:style-name="ce8" table:formula="of:=CONCATENATE(     [.S8];     CHAR(RANDBETWEEN(97; 122));     IF(         [.U8]=0;         &quot;&quot;;         IF(             [.U8]&gt;0;             CONCATENATE(&quot;+&quot;;[.U8]);             [.U8]         )     ))" office:value-type="string" office:string-value="-3j+26" calcext:value-type="string">
            <text:p>-3j+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8]*[.T8]+[.U8]" office:value-type="float" office:value="-22" calcext:value-type="float">
            <text:p>-22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-13" calcext:value-type="float">
            <text:p>-13</text:p>
          </table:table-cell>
          <table:table-cell table:style-name="ce8" table:formula="of:=CONCATENATE(     [.Y8];     CHAR(RANDBETWEEN(97; 122));     IF(         [.AA8]=0;         &quot;&quot;;         IF(             [.AA8]&gt;0;             CONCATENATE(&quot;+&quot;;[.AA8]);             [.AA8]         )     ))" office:value-type="string" office:string-value="-11m-13" calcext:value-type="string">
            <text:p>-11m-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8]*[.Z8]+[.AA8]" office:value-type="float" office:value="-156" calcext:value-type="float">
            <text:p>-156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2" calcext:value-type="float">
            <text:p>-12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-42" calcext:value-type="float">
            <text:p>-42</text:p>
          </table:table-cell>
          <table:table-cell table:style-name="ce8" table:formula="of:=CONCATENATE(     [.A9];     CHAR(RANDBETWEEN(97; 122));     IF(         [.C9]=0;         &quot;&quot;;         IF(             [.C9]&gt;0;             CONCATENATE(&quot;+&quot;;[.C9]);             [.C9]         )     ))" office:value-type="string" office:string-value="-12v-42" calcext:value-type="string">
            <text:p>-12v-4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9]*[.B9]+[.C9]" office:value-type="float" office:value="-30" calcext:value-type="float">
            <text:p>-30</text:p>
          </table:table-cell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14" calcext:value-type="float">
            <text:p>-14</text:p>
          </table:table-cell>
          <table:table-cell table:style-name="ce8" table:formula="of:=CONCATENATE(     [.G9];     CHAR(RANDBETWEEN(97; 122));     IF(         [.I9]=0;         &quot;&quot;;         IF(             [.I9]&gt;0;             CONCATENATE(&quot;+&quot;;[.I9]);             [.I9]         )     ))" office:value-type="string" office:string-value="13k-14" calcext:value-type="string">
            <text:p>13k-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9]*[.H9]+[.I9]" office:value-type="float" office:value="194" calcext:value-type="float">
            <text:p>194</text:p>
          </table:table-cell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-20" calcext:value-type="float">
            <text:p>-20</text:p>
          </table:table-cell>
          <table:table-cell table:style-name="ce1" table:formula="of:=RANDBETWEEN(AddendMin;AddendMax)" office:value-type="float" office:value="-1" calcext:value-type="float">
            <text:p>-1</text:p>
          </table:table-cell>
          <table:table-cell table:style-name="ce8" table:formula="of:=CONCATENATE(     [.M9];     CHAR(RANDBETWEEN(97; 122));     IF(         [.O9]=0;         &quot;&quot;;         IF(             [.O9]&gt;0;             CONCATENATE(&quot;+&quot;;[.O9]);             [.O9]         )     ))" office:value-type="string" office:string-value="0h-1" calcext:value-type="string">
            <text:p>0h-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9]*[.N9]+[.O9]" office:value-type="float" office:value="-1" calcext:value-type="float">
            <text:p>-1</text:p>
          </table:table-cell>
          <table:table-cell table:style-name="ce1" table:formula="of:=RANDBETWEEN(MultiplierMin;MultiplierMax)" office:value-type="float" office:value="1" calcext:value-type="float">
            <text:p>+1</text:p>
          </table:table-cell>
          <table:table-cell table:style-name="ce7" table:formula="of:=RANDBETWEEN(MultiplierMin;MultiplierMax)" office:value-type="float" office:value="1" calcext:value-type="float">
            <text:p>+1</text:p>
          </table:table-cell>
          <table:table-cell table:style-name="ce1" table:formula="of:=RANDBETWEEN(AddendMin;AddendMax)" office:value-type="float" office:value="37" calcext:value-type="float">
            <text:p>+37</text:p>
          </table:table-cell>
          <table:table-cell table:style-name="ce8" table:formula="of:=CONCATENATE(     [.S9];     CHAR(RANDBETWEEN(97; 122));     IF(         [.U9]=0;         &quot;&quot;;         IF(             [.U9]&gt;0;             CONCATENATE(&quot;+&quot;;[.U9]);             [.U9]         )     ))" office:value-type="string" office:string-value="1k+37" calcext:value-type="string">
            <text:p>1k+3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9]*[.T9]+[.U9]" office:value-type="float" office:value="38" calcext:value-type="float">
            <text:p>38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10" calcext:value-type="float">
            <text:p>+10</text:p>
          </table:table-cell>
          <table:table-cell table:style-name="ce8" table:formula="of:=CONCATENATE(     [.Y9];     CHAR(RANDBETWEEN(97; 122));     IF(         [.AA9]=0;         &quot;&quot;;         IF(             [.AA9]&gt;0;             CONCATENATE(&quot;+&quot;;[.AA9]);             [.AA9]         )     ))" office:value-type="string" office:string-value="10c+10" calcext:value-type="string">
            <text:p>10c+1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9]*[.Z9]+[.AA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46" calcext:value-type="float">
            <text:p>+46</text:p>
          </table:table-cell>
          <table:table-cell table:style-name="ce8" table:formula="of:=CONCATENATE(     [.A10];     CHAR(RANDBETWEEN(97; 122));     IF(         [.C10]=0;         &quot;&quot;;         IF(             [.C10]&gt;0;             CONCATENATE(&quot;+&quot;;[.C10]);             [.C10]         )     ))" office:value-type="string" office:string-value="-18x+46" calcext:value-type="string">
            <text:p>-18x+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0]*[.B10]+[.C10]" office:value-type="float" office:value="370" calcext:value-type="float">
            <text:p>370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29" calcext:value-type="float">
            <text:p>+29</text:p>
          </table:table-cell>
          <table:table-cell table:style-name="ce8" table:formula="of:=CONCATENATE(     [.G10];     CHAR(RANDBETWEEN(97; 122));     IF(         [.I10]=0;         &quot;&quot;;         IF(             [.I10]&gt;0;             CONCATENATE(&quot;+&quot;;[.I10]);             [.I10]         )     ))" office:value-type="string" office:string-value="-3n+29" calcext:value-type="string">
            <text:p>-3n+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0]*[.H10]+[.I10]" office:value-type="float" office:value="-13" calcext:value-type="float">
            <text:p>-13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7" calcext:value-type="float">
            <text:p>+7</text:p>
          </table:table-cell>
          <table:table-cell table:style-name="ce8" table:formula="of:=CONCATENATE(     [.M10];     CHAR(RANDBETWEEN(97; 122));     IF(         [.O10]=0;         &quot;&quot;;         IF(             [.O10]&gt;0;             CONCATENATE(&quot;+&quot;;[.O10]);             [.O10]         )     ))" office:value-type="string" office:string-value="-5g+7" calcext:value-type="string">
            <text:p>-5g+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0]*[.N10]+[.O10]" office:value-type="float" office:value="27" calcext:value-type="float">
            <text:p>27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S10];     CHAR(RANDBETWEEN(97; 122));     IF(         [.U10]=0;         &quot;&quot;;         IF(             [.U10]&gt;0;             CONCATENATE(&quot;+&quot;;[.U10]);             [.U10]         )     ))" office:value-type="string" office:string-value="-13p+16" calcext:value-type="string">
            <text:p>-13p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0]*[.T10]+[.U10]" office:value-type="float" office:value="16" calcext:value-type="float">
            <text:p>16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38" calcext:value-type="float">
            <text:p>+38</text:p>
          </table:table-cell>
          <table:table-cell table:style-name="ce8" table:formula="of:=CONCATENATE(     [.Y10];     CHAR(RANDBETWEEN(97; 122));     IF(         [.AA10]=0;         &quot;&quot;;         IF(             [.AA10]&gt;0;             CONCATENATE(&quot;+&quot;;[.AA10]);             [.AA10]         )     ))" office:value-type="string" office:string-value="8p+38" calcext:value-type="string">
            <text:p>8p+3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0]*[.Z10]+[.AA10]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9" calcext:value-type="float">
            <text:p>+9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26" calcext:value-type="float">
            <text:p>+26</text:p>
          </table:table-cell>
          <table:table-cell table:style-name="ce8" table:formula="of:=CONCATENATE(     [.A11];     CHAR(RANDBETWEEN(97; 122));     IF(         [.C11]=0;         &quot;&quot;;         IF(             [.C11]&gt;0;             CONCATENATE(&quot;+&quot;;[.C11]);             [.C11]         )     ))" office:value-type="string" office:string-value="9k+26" calcext:value-type="string">
            <text:p>9k+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1]*[.B11]+[.C11]" office:value-type="float" office:value="17" calcext:value-type="float">
            <text:p>17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-2" calcext:value-type="float">
            <text:p>-2</text:p>
          </table:table-cell>
          <table:table-cell table:style-name="ce1" table:formula="of:=RANDBETWEEN(AddendMin;AddendMax)" office:value-type="float" office:value="29" calcext:value-type="float">
            <text:p>+29</text:p>
          </table:table-cell>
          <table:table-cell table:style-name="ce8" table:formula="of:=CONCATENATE(     [.G11];     CHAR(RANDBETWEEN(97; 122));     IF(         [.I11]=0;         &quot;&quot;;         IF(             [.I11]&gt;0;             CONCATENATE(&quot;+&quot;;[.I11]);             [.I11]         )     ))" office:value-type="string" office:string-value="3y+29" calcext:value-type="string">
            <text:p>3y+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1]*[.H11]+[.I11]" office:value-type="float" office:value="23" calcext:value-type="float">
            <text:p>23</text:p>
          </table:table-cell>
          <table:table-cell table:style-name="ce1" table:formula="of:=RANDBETWEEN(MultiplierMin;MultiplierMax)" office:value-type="float" office:value="7" calcext:value-type="float">
            <text:p>+7</text:p>
          </table:table-cell>
          <table:table-cell table:style-name="ce7" table:formula="of:=RANDBETWEEN(MultiplierMin;MultiplierMax)" office:value-type="float" office:value="15" calcext:value-type="float">
            <text:p>+15</text:p>
          </table:table-cell>
          <table:table-cell table:style-name="ce1" table:formula="of:=RANDBETWEEN(AddendMin;AddendMax)" office:value-type="float" office:value="13" calcext:value-type="float">
            <text:p>+13</text:p>
          </table:table-cell>
          <table:table-cell table:style-name="ce8" table:formula="of:=CONCATENATE(     [.M11];     CHAR(RANDBETWEEN(97; 122));     IF(         [.O11]=0;         &quot;&quot;;         IF(             [.O11]&gt;0;             CONCATENATE(&quot;+&quot;;[.O11]);             [.O11]         )     ))" office:value-type="string" office:string-value="7q+13" calcext:value-type="string">
            <text:p>7q+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1]*[.N11]+[.O11]" office:value-type="float" office:value="118" calcext:value-type="float">
            <text:p>118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-39" calcext:value-type="float">
            <text:p>-39</text:p>
          </table:table-cell>
          <table:table-cell table:style-name="ce8" table:formula="of:=CONCATENATE(     [.S11];     CHAR(RANDBETWEEN(97; 122));     IF(         [.U11]=0;         &quot;&quot;;         IF(             [.U11]&gt;0;             CONCATENATE(&quot;+&quot;;[.U11]);             [.U11]         )     ))" office:value-type="string" office:string-value="-9s-39" calcext:value-type="string">
            <text:p>-9s-3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1]*[.T11]+[.U11]" office:value-type="float" office:value="51" calcext:value-type="float">
            <text:p>51</text:p>
          </table:table-cell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-13" calcext:value-type="float">
            <text:p>-13</text:p>
          </table:table-cell>
          <table:table-cell table:style-name="ce8" table:formula="of:=CONCATENATE(     [.Y11];     CHAR(RANDBETWEEN(97; 122));     IF(         [.AA11]=0;         &quot;&quot;;         IF(             [.AA11]&gt;0;             CONCATENATE(&quot;+&quot;;[.AA11]);             [.AA11]         )     ))" office:value-type="string" office:string-value="-18z-13" calcext:value-type="string">
            <text:p>-18z-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1]*[.Z11]+[.AA11]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15" calcext:value-type="float">
            <text:p>+15</text:p>
          </table:table-cell>
          <table:table-cell table:style-name="ce1" table:formula="of:=RANDBETWEEN(AddendMin;AddendMax)" office:value-type="float" office:value="-2" calcext:value-type="float">
            <text:p>-2</text:p>
          </table:table-cell>
          <table:table-cell table:style-name="ce8" table:formula="of:=CONCATENATE(     [.A12];     CHAR(RANDBETWEEN(97; 122));     IF(         [.C12]=0;         &quot;&quot;;         IF(             [.C12]&gt;0;             CONCATENATE(&quot;+&quot;;[.C12]);             [.C12]         )     ))" office:value-type="string" office:string-value="15t-2" calcext:value-type="string">
            <text:p>15t-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2]*[.B12]+[.C12]" office:value-type="float" office:value="223" calcext:value-type="float">
            <text:p>223</text:p>
          </table:table-cell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46" calcext:value-type="float">
            <text:p>+46</text:p>
          </table:table-cell>
          <table:table-cell table:style-name="ce8" table:formula="of:=CONCATENATE(     [.G12];     CHAR(RANDBETWEEN(97; 122));     IF(         [.I12]=0;         &quot;&quot;;         IF(             [.I12]&gt;0;             CONCATENATE(&quot;+&quot;;[.I12]);             [.I12]         )     ))" office:value-type="string" office:string-value="-19u+46" calcext:value-type="string">
            <text:p>-19u+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2]*[.H12]+[.I12]" office:value-type="float" office:value="-163" calcext:value-type="float">
            <text:p>-163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-32" calcext:value-type="float">
            <text:p>-32</text:p>
          </table:table-cell>
          <table:table-cell table:style-name="ce8" table:formula="of:=CONCATENATE(     [.M12];     CHAR(RANDBETWEEN(97; 122));     IF(         [.O12]=0;         &quot;&quot;;         IF(             [.O12]&gt;0;             CONCATENATE(&quot;+&quot;;[.O12]);             [.O12]         )     ))" office:value-type="string" office:string-value="11x-32" calcext:value-type="string">
            <text:p>11x-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2]*[.N12]+[.O12]" office:value-type="float" office:value="-98" calcext:value-type="float">
            <text:p>-98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35" calcext:value-type="float">
            <text:p>+35</text:p>
          </table:table-cell>
          <table:table-cell table:style-name="ce8" table:formula="of:=CONCATENATE(     [.S12];     CHAR(RANDBETWEEN(97; 122));     IF(         [.U12]=0;         &quot;&quot;;         IF(             [.U12]&gt;0;             CONCATENATE(&quot;+&quot;;[.U12]);             [.U12]         )     ))" office:value-type="string" office:string-value="-14k+35" calcext:value-type="string">
            <text:p>-14k+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2]*[.T12]+[.U12]" office:value-type="float" office:value="273" calcext:value-type="float">
            <text:p>273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-41" calcext:value-type="float">
            <text:p>-41</text:p>
          </table:table-cell>
          <table:table-cell table:style-name="ce8" table:formula="of:=CONCATENATE(     [.Y12];     CHAR(RANDBETWEEN(97; 122));     IF(         [.AA12]=0;         &quot;&quot;;         IF(             [.AA12]&gt;0;             CONCATENATE(&quot;+&quot;;[.AA12]);             [.AA12]         )     ))" office:value-type="string" office:string-value="-15g-41" calcext:value-type="string">
            <text:p>-15g-4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2]*[.Z12]+[.AA12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46" calcext:value-type="float">
            <text:p>+46</text:p>
          </table:table-cell>
          <table:table-cell table:style-name="ce8" table:formula="of:=CONCATENATE(     [.A13];     CHAR(RANDBETWEEN(97; 122));     IF(         [.C13]=0;         &quot;&quot;;         IF(             [.C13]&gt;0;             CONCATENATE(&quot;+&quot;;[.C13]);             [.C13]         )     ))" office:value-type="string" office:string-value="-18s+46" calcext:value-type="string">
            <text:p>-18s+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3]*[.B13]+[.C13]" office:value-type="float" office:value="-98" calcext:value-type="float">
            <text:p>-98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10" calcext:value-type="float">
            <text:p>+10</text:p>
          </table:table-cell>
          <table:table-cell table:style-name="ce1" table:formula="of:=RANDBETWEEN(AddendMin;AddendMax)" office:value-type="float" office:value="-4" calcext:value-type="float">
            <text:p>-4</text:p>
          </table:table-cell>
          <table:table-cell table:style-name="ce8" table:formula="of:=CONCATENATE(     [.G13];     CHAR(RANDBETWEEN(97; 122));     IF(         [.I13]=0;         &quot;&quot;;         IF(             [.I13]&gt;0;             CONCATENATE(&quot;+&quot;;[.I13]);             [.I13]         )     ))" office:value-type="string" office:string-value="10f-4" calcext:value-type="string">
            <text:p>10f-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3]*[.H13]+[.I13]" office:value-type="float" office:value="96" calcext:value-type="float">
            <text:p>96</text:p>
          </table:table-cell>
          <table:table-cell table:style-name="ce1" table:formula="of:=RANDBETWEEN(MultiplierMin;MultiplierMax)" office:value-type="float" office:value="11" calcext:value-type="float">
            <text:p>+11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26" calcext:value-type="float">
            <text:p>+26</text:p>
          </table:table-cell>
          <table:table-cell table:style-name="ce8" table:formula="of:=CONCATENATE(     [.M13];     CHAR(RANDBETWEEN(97; 122));     IF(         [.O13]=0;         &quot;&quot;;         IF(             [.O13]&gt;0;             CONCATENATE(&quot;+&quot;;[.O13]);             [.O13]         )     ))" office:value-type="string" office:string-value="11e+26" calcext:value-type="string">
            <text:p>11e+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3]*[.N13]+[.O13]" office:value-type="float" office:value="-40" calcext:value-type="float">
            <text:p>-40</text:p>
          </table:table-cell>
          <table:table-cell table:style-name="ce1" table:formula="of:=RANDBETWEEN(MultiplierMin;MultiplierMax)" office:value-type="float" office:value="-7" calcext:value-type="float">
            <text:p>-7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-12" calcext:value-type="float">
            <text:p>-12</text:p>
          </table:table-cell>
          <table:table-cell table:style-name="ce8" table:formula="of:=CONCATENATE(     [.S13];     CHAR(RANDBETWEEN(97; 122));     IF(         [.U13]=0;         &quot;&quot;;         IF(             [.U13]&gt;0;             CONCATENATE(&quot;+&quot;;[.U13]);             [.U13]         )     ))" office:value-type="string" office:string-value="-7p-12" calcext:value-type="string">
            <text:p>-7p-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3]*[.T13]+[.U13]" office:value-type="float" office:value="44" calcext:value-type="float">
            <text:p>44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14" calcext:value-type="float">
            <text:p>+14</text:p>
          </table:table-cell>
          <table:table-cell table:style-name="ce8" table:formula="of:=CONCATENATE(     [.Y13];     CHAR(RANDBETWEEN(97; 122));     IF(         [.AA13]=0;         &quot;&quot;;         IF(             [.AA13]&gt;0;             CONCATENATE(&quot;+&quot;;[.AA13]);             [.AA13]         )     ))" office:value-type="string" office:string-value="15c+14" calcext:value-type="string">
            <text:p>15c+1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3]*[.Z13]+[.AA13]" office:value-type="float" office:value="-61" calcext:value-type="float">
            <text:p>-6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12" calcext:value-type="float">
            <text:p>+12</text:p>
          </table:table-cell>
          <table:table-cell table:style-name="ce8" table:formula="of:=CONCATENATE(     [.A14];     CHAR(RANDBETWEEN(97; 122));     IF(         [.C14]=0;         &quot;&quot;;         IF(             [.C14]&gt;0;             CONCATENATE(&quot;+&quot;;[.C14]);             [.C14]         )     ))" office:value-type="string" office:string-value="-5r+12" calcext:value-type="string">
            <text:p>-5r+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4]*[.B14]+[.C14]" office:value-type="float" office:value="47" calcext:value-type="float">
            <text:p>47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19" calcext:value-type="float">
            <text:p>-19</text:p>
          </table:table-cell>
          <table:table-cell table:style-name="ce8" table:formula="of:=CONCATENATE(     [.G14];     CHAR(RANDBETWEEN(97; 122));     IF(         [.I14]=0;         &quot;&quot;;         IF(             [.I14]&gt;0;             CONCATENATE(&quot;+&quot;;[.I14]);             [.I14]         )     ))" office:value-type="string" office:string-value="-9f-19" calcext:value-type="string">
            <text:p>-9f-1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4]*[.H14]+[.I14]" office:value-type="float" office:value="44" calcext:value-type="float">
            <text:p>44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19" calcext:value-type="float">
            <text:p>+19</text:p>
          </table:table-cell>
          <table:table-cell table:style-name="ce1" table:formula="of:=RANDBETWEEN(AddendMin;AddendMax)" office:value-type="float" office:value="35" calcext:value-type="float">
            <text:p>+35</text:p>
          </table:table-cell>
          <table:table-cell table:style-name="ce8" table:formula="of:=CONCATENATE(     [.M14];     CHAR(RANDBETWEEN(97; 122));     IF(         [.O14]=0;         &quot;&quot;;         IF(             [.O14]&gt;0;             CONCATENATE(&quot;+&quot;;[.O14]);             [.O14]         )     ))" office:value-type="string" office:string-value="20z+35" calcext:value-type="string">
            <text:p>20z+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4]*[.N14]+[.O14]" office:value-type="float" office:value="415" calcext:value-type="float">
            <text:p>415</text:p>
          </table:table-cell>
          <table:table-cell table:style-name="ce1" table:formula="of:=RANDBETWEEN(MultiplierMin;MultiplierMax)" office:value-type="float" office:value="-7" calcext:value-type="float">
            <text:p>-7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-44" calcext:value-type="float">
            <text:p>-44</text:p>
          </table:table-cell>
          <table:table-cell table:style-name="ce8" table:formula="of:=CONCATENATE(     [.S14];     CHAR(RANDBETWEEN(97; 122));     IF(         [.U14]=0;         &quot;&quot;;         IF(             [.U14]&gt;0;             CONCATENATE(&quot;+&quot;;[.U14]);             [.U14]         )     ))" office:value-type="string" office:string-value="-7o-44" calcext:value-type="string">
            <text:p>-7o-4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4]*[.T14]+[.U14]" office:value-type="float" office:value="68" calcext:value-type="float">
            <text:p>68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36" calcext:value-type="float">
            <text:p>-36</text:p>
          </table:table-cell>
          <table:table-cell table:style-name="ce8" table:formula="of:=CONCATENATE(     [.Y14];     CHAR(RANDBETWEEN(97; 122));     IF(         [.AA14]=0;         &quot;&quot;;         IF(             [.AA14]&gt;0;             CONCATENATE(&quot;+&quot;;[.AA14]);             [.AA14]         )     ))" office:value-type="string" office:string-value="-9q-36" calcext:value-type="string">
            <text:p>-9q-3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4]*[.Z14]+[.AA14]" office:value-type="float" office:value="-189" calcext:value-type="float">
            <text:p>-18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8" calcext:value-type="float">
            <text:p>-18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33" calcext:value-type="float">
            <text:p>+33</text:p>
          </table:table-cell>
          <table:table-cell table:style-name="ce8" table:formula="of:=CONCATENATE(     [.A15];     CHAR(RANDBETWEEN(97; 122));     IF(         [.C15]=0;         &quot;&quot;;         IF(             [.C15]&gt;0;             CONCATENATE(&quot;+&quot;;[.C15]);             [.C15]         )     ))" office:value-type="string" office:string-value="-18b+33" calcext:value-type="string">
            <text:p>-18b+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5]*[.B15]+[.C15]" office:value-type="float" office:value="177" calcext:value-type="float">
            <text:p>177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28" calcext:value-type="float">
            <text:p>+28</text:p>
          </table:table-cell>
          <table:table-cell table:style-name="ce8" table:formula="of:=CONCATENATE(     [.G15];     CHAR(RANDBETWEEN(97; 122));     IF(         [.I15]=0;         &quot;&quot;;         IF(             [.I15]&gt;0;             CONCATENATE(&quot;+&quot;;[.I15]);             [.I15]         )     ))" office:value-type="string" office:string-value="-9e+28" calcext:value-type="string">
            <text:p>-9e+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5]*[.H15]+[.I15]" office:value-type="float" office:value="100" calcext:value-type="float">
            <text:p>100</text:p>
          </table:table-cell>
          <table:table-cell table:style-name="ce1" table:formula="of:=RANDBETWEEN(MultiplierMin;MultiplierMax)" office:value-type="float" office:value="-7" calcext:value-type="float">
            <text:p>-7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-47" calcext:value-type="float">
            <text:p>-47</text:p>
          </table:table-cell>
          <table:table-cell table:style-name="ce8" table:formula="of:=CONCATENATE(     [.M15];     CHAR(RANDBETWEEN(97; 122));     IF(         [.O15]=0;         &quot;&quot;;         IF(             [.O15]&gt;0;             CONCATENATE(&quot;+&quot;;[.O15]);             [.O15]         )     ))" office:value-type="string" office:string-value="-7u-47" calcext:value-type="string">
            <text:p>-7u-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5]*[.N15]+[.O15]" office:value-type="float" office:value="-187" calcext:value-type="float">
            <text:p>-187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47" calcext:value-type="float">
            <text:p>+47</text:p>
          </table:table-cell>
          <table:table-cell table:style-name="ce8" table:formula="of:=CONCATENATE(     [.S15];     CHAR(RANDBETWEEN(97; 122));     IF(         [.U15]=0;         &quot;&quot;;         IF(             [.U15]&gt;0;             CONCATENATE(&quot;+&quot;;[.U15]);             [.U15]         )     ))" office:value-type="string" office:string-value="2a+47" calcext:value-type="string">
            <text:p>2a+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5]*[.T15]+[.U15]" office:value-type="float" office:value="15" calcext:value-type="float">
            <text:p>15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33" calcext:value-type="float">
            <text:p>+33</text:p>
          </table:table-cell>
          <table:table-cell table:style-name="ce8" table:formula="of:=CONCATENATE(     [.Y15];     CHAR(RANDBETWEEN(97; 122));     IF(         [.AA15]=0;         &quot;&quot;;         IF(             [.AA15]&gt;0;             CONCATENATE(&quot;+&quot;;[.AA15]);             [.AA15]         )     ))" office:value-type="string" office:string-value="-5u+33" calcext:value-type="string">
            <text:p>-5u+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5]*[.Z15]+[.AA15]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29" calcext:value-type="float">
            <text:p>+29</text:p>
          </table:table-cell>
          <table:table-cell table:style-name="ce8" table:formula="of:=CONCATENATE(     [.A16];     CHAR(RANDBETWEEN(97; 122));     IF(         [.C16]=0;         &quot;&quot;;         IF(             [.C16]&gt;0;             CONCATENATE(&quot;+&quot;;[.C16]);             [.C16]         )     ))" office:value-type="string" office:string-value="8e+29" calcext:value-type="string">
            <text:p>8e+2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6]*[.B16]+[.C16]" office:value-type="float" office:value="61" calcext:value-type="float">
            <text:p>61</text:p>
          </table:table-cell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46" calcext:value-type="float">
            <text:p>-46</text:p>
          </table:table-cell>
          <table:table-cell table:style-name="ce8" table:formula="of:=CONCATENATE(     [.G16];     CHAR(RANDBETWEEN(97; 122));     IF(         [.I16]=0;         &quot;&quot;;         IF(             [.I16]&gt;0;             CONCATENATE(&quot;+&quot;;[.I16]);             [.I16]         )     ))" office:value-type="string" office:string-value="13r-46" calcext:value-type="string">
            <text:p>13r-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6]*[.H16]+[.I16]" office:value-type="float" office:value="175" calcext:value-type="float">
            <text:p>175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21" calcext:value-type="float">
            <text:p>+21</text:p>
          </table:table-cell>
          <table:table-cell table:style-name="ce8" table:formula="of:=CONCATENATE(     [.M16];     CHAR(RANDBETWEEN(97; 122));     IF(         [.O16]=0;         &quot;&quot;;         IF(             [.O16]&gt;0;             CONCATENATE(&quot;+&quot;;[.O16]);             [.O16]         )     ))" office:value-type="string" office:string-value="-14q+21" calcext:value-type="string">
            <text:p>-14q+2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6]*[.N16]+[.O16]" office:value-type="float" office:value="-161" calcext:value-type="float">
            <text:p>-161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-43" calcext:value-type="float">
            <text:p>-43</text:p>
          </table:table-cell>
          <table:table-cell table:style-name="ce8" table:formula="of:=CONCATENATE(     [.S16];     CHAR(RANDBETWEEN(97; 122));     IF(         [.U16]=0;         &quot;&quot;;         IF(             [.U16]&gt;0;             CONCATENATE(&quot;+&quot;;[.U16]);             [.U16]         )     ))" office:value-type="string" office:string-value="-1x-43" calcext:value-type="string">
            <text:p>-1x-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6]*[.T16]+[.U16]" office:value-type="float" office:value="-29" calcext:value-type="float">
            <text:p>-29</text:p>
          </table:table-cell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35" calcext:value-type="float">
            <text:p>+35</text:p>
          </table:table-cell>
          <table:table-cell table:style-name="ce8" table:formula="of:=CONCATENATE(     [.Y16];     CHAR(RANDBETWEEN(97; 122));     IF(         [.AA16]=0;         &quot;&quot;;         IF(             [.AA16]&gt;0;             CONCATENATE(&quot;+&quot;;[.AA16]);             [.AA16]         )     ))" office:value-type="string" office:string-value="-19w+35" calcext:value-type="string">
            <text:p>-19w+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6]*[.Z16]+[.AA16]" office:value-type="float" office:value="-212" calcext:value-type="float">
            <text:p>-212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36" calcext:value-type="float">
            <text:p>+36</text:p>
          </table:table-cell>
          <table:table-cell table:style-name="ce8" table:formula="of:=CONCATENATE(     [.A17];     CHAR(RANDBETWEEN(97; 122));     IF(         [.C17]=0;         &quot;&quot;;         IF(             [.C17]&gt;0;             CONCATENATE(&quot;+&quot;;[.C17]);             [.C17]         )     ))" office:value-type="string" office:string-value="13y+36" calcext:value-type="string">
            <text:p>13y+3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7]*[.B17]+[.C17]" office:value-type="float" office:value="127" calcext:value-type="float">
            <text:p>127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-7" calcext:value-type="float">
            <text:p>-7</text:p>
          </table:table-cell>
          <table:table-cell table:style-name="ce8" table:formula="of:=CONCATENATE(     [.G17];     CHAR(RANDBETWEEN(97; 122));     IF(         [.I17]=0;         &quot;&quot;;         IF(             [.I17]&gt;0;             CONCATENATE(&quot;+&quot;;[.I17]);             [.I17]         )     ))" office:value-type="string" office:string-value="5y-7" calcext:value-type="string">
            <text:p>5y-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7]*[.H17]+[.I17]" office:value-type="float" office:value="3" calcext:value-type="float">
            <text:p>3</text:p>
          </table:table-cell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-33" calcext:value-type="float">
            <text:p>-33</text:p>
          </table:table-cell>
          <table:table-cell table:style-name="ce8" table:formula="of:=CONCATENATE(     [.M17];     CHAR(RANDBETWEEN(97; 122));     IF(         [.O17]=0;         &quot;&quot;;         IF(             [.O17]&gt;0;             CONCATENATE(&quot;+&quot;;[.O17]);             [.O17]         )     ))" office:value-type="string" office:string-value="0v-33" calcext:value-type="string">
            <text:p>0v-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7]*[.N17]+[.O17]" office:value-type="float" office:value="-33" calcext:value-type="float">
            <text:p>-33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-30" calcext:value-type="float">
            <text:p>-30</text:p>
          </table:table-cell>
          <table:table-cell table:style-name="ce8" table:formula="of:=CONCATENATE(     [.S17];     CHAR(RANDBETWEEN(97; 122));     IF(         [.U17]=0;         &quot;&quot;;         IF(             [.U17]&gt;0;             CONCATENATE(&quot;+&quot;;[.U17]);             [.U17]         )     ))" office:value-type="string" office:string-value="-17f-30" calcext:value-type="string">
            <text:p>-17f-3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7]*[.T17]+[.U17]" office:value-type="float" office:value="191" calcext:value-type="float">
            <text:p>191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30" calcext:value-type="float">
            <text:p>+30</text:p>
          </table:table-cell>
          <table:table-cell table:style-name="ce8" table:formula="of:=CONCATENATE(     [.Y17];     CHAR(RANDBETWEEN(97; 122));     IF(         [.AA17]=0;         &quot;&quot;;         IF(             [.AA17]&gt;0;             CONCATENATE(&quot;+&quot;;[.AA17]);             [.AA17]         )     ))" office:value-type="string" office:string-value="-9s+30" calcext:value-type="string">
            <text:p>-9s+3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7]*[.Z17]+[.AA17]" office:value-type="float" office:value="-42" calcext:value-type="float">
            <text:p>-42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12" calcext:value-type="float">
            <text:p>+12</text:p>
          </table:table-cell>
          <table:table-cell table:style-name="ce8" table:formula="of:=CONCATENATE(     [.A18];     CHAR(RANDBETWEEN(97; 122));     IF(         [.C18]=0;         &quot;&quot;;         IF(             [.C18]&gt;0;             CONCATENATE(&quot;+&quot;;[.C18]);             [.C18]         )     ))" office:value-type="string" office:string-value="12d+12" calcext:value-type="string">
            <text:p>12d+1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8]*[.B18]+[.C18]" office:value-type="float" office:value="-72" calcext:value-type="float">
            <text:p>-72</text:p>
          </table:table-cell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34" calcext:value-type="float">
            <text:p>+34</text:p>
          </table:table-cell>
          <table:table-cell table:style-name="ce8" table:formula="of:=CONCATENATE(     [.G18];     CHAR(RANDBETWEEN(97; 122));     IF(         [.I18]=0;         &quot;&quot;;         IF(             [.I18]&gt;0;             CONCATENATE(&quot;+&quot;;[.I18]);             [.I18]         )     ))" office:value-type="string" office:string-value="13a+34" calcext:value-type="string">
            <text:p>13a+3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8]*[.H18]+[.I18]" office:value-type="float" office:value="294" calcext:value-type="float">
            <text:p>294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-43" calcext:value-type="float">
            <text:p>-43</text:p>
          </table:table-cell>
          <table:table-cell table:style-name="ce8" table:formula="of:=CONCATENATE(     [.M18];     CHAR(RANDBETWEEN(97; 122));     IF(         [.O18]=0;         &quot;&quot;;         IF(             [.O18]&gt;0;             CONCATENATE(&quot;+&quot;;[.O18]);             [.O18]         )     ))" office:value-type="string" office:string-value="-3w-43" calcext:value-type="string">
            <text:p>-3w-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8]*[.N18]+[.O18]" office:value-type="float" office:value="-19" calcext:value-type="float">
            <text:p>-19</text:p>
          </table:table-cell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-1" calcext:value-type="float">
            <text:p>-1</text:p>
          </table:table-cell>
          <table:table-cell table:style-name="ce8" table:formula="of:=CONCATENATE(     [.S18];     CHAR(RANDBETWEEN(97; 122));     IF(         [.U18]=0;         &quot;&quot;;         IF(             [.U18]&gt;0;             CONCATENATE(&quot;+&quot;;[.U18]);             [.U18]         )     ))" office:value-type="string" office:string-value="19c-1" calcext:value-type="string">
            <text:p>19c-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8]*[.T18]+[.U18]" office:value-type="float" office:value="-343" calcext:value-type="float">
            <text:p>-343</text:p>
          </table:table-cell>
          <table:table-cell table:style-name="ce1" table:formula="of:=RANDBETWEEN(MultiplierMin;MultiplierMax)" office:value-type="float" office:value="-7" calcext:value-type="float">
            <text:p>-7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-7" calcext:value-type="float">
            <text:p>-7</text:p>
          </table:table-cell>
          <table:table-cell table:style-name="ce8" table:formula="of:=CONCATENATE(     [.Y18];     CHAR(RANDBETWEEN(97; 122));     IF(         [.AA18]=0;         &quot;&quot;;         IF(             [.AA18]&gt;0;             CONCATENATE(&quot;+&quot;;[.AA18]);             [.AA18]         )     ))" office:value-type="string" office:string-value="-7w-7" calcext:value-type="string">
            <text:p>-7w-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8]*[.Z18]+[.AA18]" office:value-type="float" office:value="-63" calcext:value-type="float">
            <text:p>-6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5" calcext:value-type="float">
            <text:p>+5</text:p>
          </table:table-cell>
          <table:table-cell table:style-name="ce8" table:formula="of:=CONCATENATE(     [.A19];     CHAR(RANDBETWEEN(97; 122));     IF(         [.C19]=0;         &quot;&quot;;         IF(             [.C19]&gt;0;             CONCATENATE(&quot;+&quot;;[.C19]);             [.C19]         )     ))" office:value-type="string" office:string-value="15j+5" calcext:value-type="string">
            <text:p>15j+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19]*[.B19]+[.C19]" office:value-type="float" office:value="260" calcext:value-type="float">
            <text:p>260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-15" calcext:value-type="float">
            <text:p>-15</text:p>
          </table:table-cell>
          <table:table-cell table:style-name="ce8" table:formula="of:=CONCATENATE(     [.G19];     CHAR(RANDBETWEEN(97; 122));     IF(         [.I19]=0;         &quot;&quot;;         IF(             [.I19]&gt;0;             CONCATENATE(&quot;+&quot;;[.I19]);             [.I19]         )     ))" office:value-type="string" office:string-value="3m-15" calcext:value-type="string">
            <text:p>3m-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19]*[.H19]+[.I19]" office:value-type="float" office:value="18" calcext:value-type="float">
            <text:p>18</text:p>
          </table:table-cell>
          <table:table-cell table:style-name="ce1" table:formula="of:=RANDBETWEEN(MultiplierMin;MultiplierMax)" office:value-type="float" office:value="9" calcext:value-type="float">
            <text:p>+9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0" calcext:value-type="float">
            <text:p>+0</text:p>
          </table:table-cell>
          <table:table-cell table:style-name="ce8" table:formula="of:=CONCATENATE(     [.M19];     CHAR(RANDBETWEEN(97; 122));     IF(         [.O19]=0;         &quot;&quot;;         IF(             [.O19]&gt;0;             CONCATENATE(&quot;+&quot;;[.O19]);             [.O19]         )     ))" office:value-type="string" office:string-value="9x" calcext:value-type="string">
            <text:p>9x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19]*[.N19]+[.O19]" office:value-type="float" office:value="81" calcext:value-type="float">
            <text:p>81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26" calcext:value-type="float">
            <text:p>+26</text:p>
          </table:table-cell>
          <table:table-cell table:style-name="ce8" table:formula="of:=CONCATENATE(     [.S19];     CHAR(RANDBETWEEN(97; 122));     IF(         [.U19]=0;         &quot;&quot;;         IF(             [.U19]&gt;0;             CONCATENATE(&quot;+&quot;;[.U19]);             [.U19]         )     ))" office:value-type="string" office:string-value="-11d+26" calcext:value-type="string">
            <text:p>-11d+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19]*[.T19]+[.U19]" office:value-type="float" office:value="81" calcext:value-type="float">
            <text:p>81</text:p>
          </table:table-cell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-43" calcext:value-type="float">
            <text:p>-43</text:p>
          </table:table-cell>
          <table:table-cell table:style-name="ce8" table:formula="of:=CONCATENATE(     [.Y19];     CHAR(RANDBETWEEN(97; 122));     IF(         [.AA19]=0;         &quot;&quot;;         IF(             [.AA19]&gt;0;             CONCATENATE(&quot;+&quot;;[.AA19]);             [.AA19]         )     ))" office:value-type="string" office:string-value="19x-43" calcext:value-type="string">
            <text:p>19x-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19]*[.Z19]+[.AA19]" office:value-type="float" office:value="-347" calcext:value-type="float">
            <text:p>-34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7" calcext:value-type="float">
            <text:p>-7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49" calcext:value-type="float">
            <text:p>+49</text:p>
          </table:table-cell>
          <table:table-cell table:style-name="ce8" table:formula="of:=CONCATENATE(     [.A20];     CHAR(RANDBETWEEN(97; 122));     IF(         [.C20]=0;         &quot;&quot;;         IF(             [.C20]&gt;0;             CONCATENATE(&quot;+&quot;;[.C20]);             [.C20]         )     ))" office:value-type="string" office:string-value="-7y+49" calcext:value-type="string">
            <text:p>-7y+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0]*[.B20]+[.C20]" office:value-type="float" office:value="-49" calcext:value-type="float">
            <text:p>-49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20" calcext:value-type="float">
            <text:p>+20</text:p>
          </table:table-cell>
          <table:table-cell table:style-name="ce8" table:formula="of:=CONCATENATE(     [.G20];     CHAR(RANDBETWEEN(97; 122));     IF(         [.I20]=0;         &quot;&quot;;         IF(             [.I20]&gt;0;             CONCATENATE(&quot;+&quot;;[.I20]);             [.I20]         )     ))" office:value-type="string" office:string-value="8a+20" calcext:value-type="string">
            <text:p>8a+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0]*[.H20]+[.I20]" office:value-type="float" office:value="148" calcext:value-type="float">
            <text:p>148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-2" calcext:value-type="float">
            <text:p>-2</text:p>
          </table:table-cell>
          <table:table-cell table:style-name="ce8" table:formula="of:=CONCATENATE(     [.M20];     CHAR(RANDBETWEEN(97; 122));     IF(         [.O20]=0;         &quot;&quot;;         IF(             [.O20]&gt;0;             CONCATENATE(&quot;+&quot;;[.O20]);             [.O20]         )     ))" office:value-type="string" office:string-value="10d-2" calcext:value-type="string">
            <text:p>10d-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0]*[.N20]+[.O20]" office:value-type="float" office:value="-92" calcext:value-type="float">
            <text:p>-92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-39" calcext:value-type="float">
            <text:p>-39</text:p>
          </table:table-cell>
          <table:table-cell table:style-name="ce8" table:formula="of:=CONCATENATE(     [.S20];     CHAR(RANDBETWEEN(97; 122));     IF(         [.U20]=0;         &quot;&quot;;         IF(             [.U20]&gt;0;             CONCATENATE(&quot;+&quot;;[.U20]);             [.U20]         )     ))" office:value-type="string" office:string-value="-8a-39" calcext:value-type="string">
            <text:p>-8a-3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0]*[.T20]+[.U20]" office:value-type="float" office:value="-39" calcext:value-type="float">
            <text:p>-39</text:p>
          </table:table-cell>
          <table:table-cell table:style-name="ce1" table:formula="of:=RANDBETWEEN(MultiplierMin;MultiplierMax)" office:value-type="float" office:value="-17" calcext:value-type="float">
            <text:p>-17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-31" calcext:value-type="float">
            <text:p>-31</text:p>
          </table:table-cell>
          <table:table-cell table:style-name="ce8" table:formula="of:=CONCATENATE(     [.Y20];     CHAR(RANDBETWEEN(97; 122));     IF(         [.AA20]=0;         &quot;&quot;;         IF(             [.AA20]&gt;0;             CONCATENATE(&quot;+&quot;;[.AA20]);             [.AA20]         )     ))" office:value-type="string" office:string-value="-17u-31" calcext:value-type="string">
            <text:p>-17u-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0]*[.Z20]+[.AA20]" office:value-type="float" office:value="-218" calcext:value-type="float">
            <text:p>-218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A21];     CHAR(RANDBETWEEN(97; 122));     IF(         [.C21]=0;         &quot;&quot;;         IF(             [.C21]&gt;0;             CONCATENATE(&quot;+&quot;;[.C21]);             [.C21]         )     ))" office:value-type="string" office:string-value="-8m+16" calcext:value-type="string">
            <text:p>-8m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1]*[.B21]+[.C21]" office:value-type="float" office:value="-96" calcext:value-type="float">
            <text:p>-96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-49" calcext:value-type="float">
            <text:p>-49</text:p>
          </table:table-cell>
          <table:table-cell table:style-name="ce8" table:formula="of:=CONCATENATE(     [.G21];     CHAR(RANDBETWEEN(97; 122));     IF(         [.I21]=0;         &quot;&quot;;         IF(             [.I21]&gt;0;             CONCATENATE(&quot;+&quot;;[.I21]);             [.I21]         )     ))" office:value-type="string" office:string-value="-11y-49" calcext:value-type="string">
            <text:p>-11y-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1]*[.H21]+[.I21]" office:value-type="float" office:value="-170" calcext:value-type="float">
            <text:p>-170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-26" calcext:value-type="float">
            <text:p>-26</text:p>
          </table:table-cell>
          <table:table-cell table:style-name="ce8" table:formula="of:=CONCATENATE(     [.M21];     CHAR(RANDBETWEEN(97; 122));     IF(         [.O21]=0;         &quot;&quot;;         IF(             [.O21]&gt;0;             CONCATENATE(&quot;+&quot;;[.O21]);             [.O21]         )     ))" office:value-type="string" office:string-value="4c-26" calcext:value-type="string">
            <text:p>4c-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1]*[.N21]+[.O21]" office:value-type="float" office:value="-30" calcext:value-type="float">
            <text:p>-30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38" calcext:value-type="float">
            <text:p>+38</text:p>
          </table:table-cell>
          <table:table-cell table:style-name="ce8" table:formula="of:=CONCATENATE(     [.S21];     CHAR(RANDBETWEEN(97; 122));     IF(         [.U21]=0;         &quot;&quot;;         IF(             [.U21]&gt;0;             CONCATENATE(&quot;+&quot;;[.U21]);             [.U21]         )     ))" office:value-type="string" office:string-value="20m+38" calcext:value-type="string">
            <text:p>20m+3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1]*[.T21]+[.U21]" office:value-type="float" office:value="-82" calcext:value-type="float">
            <text:p>-82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1" calcext:value-type="float">
            <text:p>+1</text:p>
          </table:table-cell>
          <table:table-cell table:style-name="ce1" table:formula="of:=RANDBETWEEN(AddendMin;AddendMax)" office:value-type="float" office:value="35" calcext:value-type="float">
            <text:p>+35</text:p>
          </table:table-cell>
          <table:table-cell table:style-name="ce8" table:formula="of:=CONCATENATE(     [.Y21];     CHAR(RANDBETWEEN(97; 122));     IF(         [.AA21]=0;         &quot;&quot;;         IF(             [.AA21]&gt;0;             CONCATENATE(&quot;+&quot;;[.AA21]);             [.AA21]         )     ))" office:value-type="string" office:string-value="-4q+35" calcext:value-type="string">
            <text:p>-4q+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1]*[.Z21]+[.AA21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-16" calcext:value-type="float">
            <text:p>-16</text:p>
          </table:table-cell>
          <table:table-cell table:style-name="ce8" table:formula="of:=CONCATENATE(     [.A22];     CHAR(RANDBETWEEN(97; 122));     IF(         [.C22]=0;         &quot;&quot;;         IF(             [.C22]&gt;0;             CONCATENATE(&quot;+&quot;;[.C22]);             [.C22]         )     ))" office:value-type="string" office:string-value="13j-16" calcext:value-type="string">
            <text:p>13j-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2]*[.B22]+[.C22]" office:value-type="float" office:value="-185" calcext:value-type="float">
            <text:p>-185</text:p>
          </table:table-cell>
          <table:table-cell table:style-name="ce1" table:formula="of:=RANDBETWEEN(MultiplierMin;MultiplierMax)" office:value-type="float" office:value="1" calcext:value-type="float">
            <text:p>+1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13" calcext:value-type="float">
            <text:p>+13</text:p>
          </table:table-cell>
          <table:table-cell table:style-name="ce8" table:formula="of:=CONCATENATE(     [.G22];     CHAR(RANDBETWEEN(97; 122));     IF(         [.I22]=0;         &quot;&quot;;         IF(             [.I22]&gt;0;             CONCATENATE(&quot;+&quot;;[.I22]);             [.I22]         )     ))" office:value-type="string" office:string-value="1a+13" calcext:value-type="string">
            <text:p>1a+1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2]*[.H22]+[.I22]" office:value-type="float" office:value="17" calcext:value-type="float">
            <text:p>17</text:p>
          </table:table-cell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0" calcext:value-type="float">
            <text:p>+0</text:p>
          </table:table-cell>
          <table:table-cell table:style-name="ce1" table:formula="of:=RANDBETWEEN(AddendMin;AddendMax)" office:value-type="float" office:value="-23" calcext:value-type="float">
            <text:p>-23</text:p>
          </table:table-cell>
          <table:table-cell table:style-name="ce8" table:formula="of:=CONCATENATE(     [.M22];     CHAR(RANDBETWEEN(97; 122));     IF(         [.O22]=0;         &quot;&quot;;         IF(             [.O22]&gt;0;             CONCATENATE(&quot;+&quot;;[.O22]);             [.O22]         )     ))" office:value-type="string" office:string-value="2y-23" calcext:value-type="string">
            <text:p>2y-2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2]*[.N22]+[.O22]" office:value-type="float" office:value="-23" calcext:value-type="float">
            <text:p>-23</text:p>
          </table:table-cell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35" calcext:value-type="float">
            <text:p>-35</text:p>
          </table:table-cell>
          <table:table-cell table:style-name="ce8" table:formula="of:=CONCATENATE(     [.S22];     CHAR(RANDBETWEEN(97; 122));     IF(         [.U22]=0;         &quot;&quot;;         IF(             [.U22]&gt;0;             CONCATENATE(&quot;+&quot;;[.U22]);             [.U22]         )     ))" office:value-type="string" office:string-value="13x-35" calcext:value-type="string">
            <text:p>13x-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2]*[.T22]+[.U22]" office:value-type="float" office:value="173" calcext:value-type="float">
            <text:p>173</text:p>
          </table:table-cell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-31" calcext:value-type="float">
            <text:p>-31</text:p>
          </table:table-cell>
          <table:table-cell table:style-name="ce8" table:formula="of:=CONCATENATE(     [.Y22];     CHAR(RANDBETWEEN(97; 122));     IF(         [.AA22]=0;         &quot;&quot;;         IF(             [.AA22]&gt;0;             CONCATENATE(&quot;+&quot;;[.AA22]);             [.AA22]         )     ))" office:value-type="string" office:string-value="-11j-31" calcext:value-type="string">
            <text:p>-11j-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2]*[.Z22]+[.AA22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-15" calcext:value-type="float">
            <text:p>-15</text:p>
          </table:table-cell>
          <table:table-cell table:style-name="ce8" table:formula="of:=CONCATENATE(     [.A23];     CHAR(RANDBETWEEN(97; 122));     IF(         [.C23]=0;         &quot;&quot;;         IF(             [.C23]&gt;0;             CONCATENATE(&quot;+&quot;;[.C23]);             [.C23]         )     ))" office:value-type="string" office:string-value="10j-15" calcext:value-type="string">
            <text:p>10j-1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3]*[.B23]+[.C23]" office:value-type="float" office:value="-145" calcext:value-type="float">
            <text:p>-145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G23];     CHAR(RANDBETWEEN(97; 122));     IF(         [.I23]=0;         &quot;&quot;;         IF(             [.I23]&gt;0;             CONCATENATE(&quot;+&quot;;[.I23]);             [.I23]         )     ))" office:value-type="string" office:string-value="-9x-5" calcext:value-type="string">
            <text:p>-9x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3]*[.H23]+[.I23]" office:value-type="float" office:value="-185" calcext:value-type="float">
            <text:p>-185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-7" calcext:value-type="float">
            <text:p>-7</text:p>
          </table:table-cell>
          <table:table-cell table:style-name="ce8" table:formula="of:=CONCATENATE(     [.M23];     CHAR(RANDBETWEEN(97; 122));     IF(         [.O23]=0;         &quot;&quot;;         IF(             [.O23]&gt;0;             CONCATENATE(&quot;+&quot;;[.O23]);             [.O23]         )     ))" office:value-type="string" office:string-value="-1r-7" calcext:value-type="string">
            <text:p>-1r-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3]*[.N23]+[.O23]" office:value-type="float" office:value="3" calcext:value-type="float">
            <text:p>3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-10" calcext:value-type="float">
            <text:p>-10</text:p>
          </table:table-cell>
          <table:table-cell table:style-name="ce8" table:formula="of:=CONCATENATE(     [.S23];     CHAR(RANDBETWEEN(97; 122));     IF(         [.U23]=0;         &quot;&quot;;         IF(             [.U23]&gt;0;             CONCATENATE(&quot;+&quot;;[.U23]);             [.U23]         )     ))" office:value-type="string" office:string-value="-5g-10" calcext:value-type="string">
            <text:p>-5g-1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3]*[.T23]+[.U23]" office:value-type="float" office:value="-50" calcext:value-type="float">
            <text:p>-50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19" calcext:value-type="float">
            <text:p>+19</text:p>
          </table:table-cell>
          <table:table-cell table:style-name="ce1" table:formula="of:=RANDBETWEEN(AddendMin;AddendMax)" office:value-type="float" office:value="5" calcext:value-type="float">
            <text:p>+5</text:p>
          </table:table-cell>
          <table:table-cell table:style-name="ce8" table:formula="of:=CONCATENATE(     [.Y23];     CHAR(RANDBETWEEN(97; 122));     IF(         [.AA23]=0;         &quot;&quot;;         IF(             [.AA23]&gt;0;             CONCATENATE(&quot;+&quot;;[.AA23]);             [.AA23]         )     ))" office:value-type="string" office:string-value="4e+5" calcext:value-type="string">
            <text:p>4e+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3]*[.Z23]+[.AA23]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-24" calcext:value-type="float">
            <text:p>-24</text:p>
          </table:table-cell>
          <table:table-cell table:style-name="ce8" table:formula="of:=CONCATENATE(     [.A24];     CHAR(RANDBETWEEN(97; 122));     IF(         [.C24]=0;         &quot;&quot;;         IF(             [.C24]&gt;0;             CONCATENATE(&quot;+&quot;;[.C24]);             [.C24]         )     ))" office:value-type="string" office:string-value="20e-24" calcext:value-type="string">
            <text:p>20e-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4]*[.B24]+[.C24]" office:value-type="float" office:value="236" calcext:value-type="float">
            <text:p>236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12" calcext:value-type="float">
            <text:p>+12</text:p>
          </table:table-cell>
          <table:table-cell table:style-name="ce1" table:formula="of:=RANDBETWEEN(AddendMin;AddendMax)" office:value-type="float" office:value="49" calcext:value-type="float">
            <text:p>+49</text:p>
          </table:table-cell>
          <table:table-cell table:style-name="ce8" table:formula="of:=CONCATENATE(     [.G24];     CHAR(RANDBETWEEN(97; 122));     IF(         [.I24]=0;         &quot;&quot;;         IF(             [.I24]&gt;0;             CONCATENATE(&quot;+&quot;;[.I24]);             [.I24]         )     ))" office:value-type="string" office:string-value="-9t+49" calcext:value-type="string">
            <text:p>-9t+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4]*[.H24]+[.I24]" office:value-type="float" office:value="-59" calcext:value-type="float">
            <text:p>-59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-24" calcext:value-type="float">
            <text:p>-24</text:p>
          </table:table-cell>
          <table:table-cell table:style-name="ce8" table:formula="of:=CONCATENATE(     [.M24];     CHAR(RANDBETWEEN(97; 122));     IF(         [.O24]=0;         &quot;&quot;;         IF(             [.O24]&gt;0;             CONCATENATE(&quot;+&quot;;[.O24]);             [.O24]         )     ))" office:value-type="string" office:string-value="-5k-24" calcext:value-type="string">
            <text:p>-5k-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4]*[.N24]+[.O24]" office:value-type="float" office:value="-94" calcext:value-type="float">
            <text:p>-94</text:p>
          </table:table-cell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37" calcext:value-type="float">
            <text:p>-37</text:p>
          </table:table-cell>
          <table:table-cell table:style-name="ce8" table:formula="of:=CONCATENATE(     [.S24];     CHAR(RANDBETWEEN(97; 122));     IF(         [.U24]=0;         &quot;&quot;;         IF(             [.U24]&gt;0;             CONCATENATE(&quot;+&quot;;[.U24]);             [.U24]         )     ))" office:value-type="string" office:string-value="-3u-37" calcext:value-type="string">
            <text:p>-3u-3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4]*[.T24]+[.U24]" office:value-type="float" office:value="-88" calcext:value-type="float">
            <text:p>-88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10" calcext:value-type="float">
            <text:p>+10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Y24];     CHAR(RANDBETWEEN(97; 122));     IF(         [.AA24]=0;         &quot;&quot;;         IF(             [.AA24]&gt;0;             CONCATENATE(&quot;+&quot;;[.AA24]);             [.AA24]         )     ))" office:value-type="string" office:string-value="-9h+31" calcext:value-type="string">
            <text:p>-9h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4]*[.Z24]+[.AA24]" office:value-type="float" office:value="-59" calcext:value-type="float">
            <text:p>-59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8" calcext:value-type="float">
            <text:p>+18</text:p>
          </table:table-cell>
          <table:table-cell table:style-name="ce7" table:formula="of:=RANDBETWEEN(MultiplierMin;MultiplierMax)" office:value-type="float" office:value="11" calcext:value-type="float">
            <text:p>+11</text:p>
          </table:table-cell>
          <table:table-cell table:style-name="ce1" table:formula="of:=RANDBETWEEN(AddendMin;AddendMax)" office:value-type="float" office:value="11" calcext:value-type="float">
            <text:p>+11</text:p>
          </table:table-cell>
          <table:table-cell table:style-name="ce8" table:formula="of:=CONCATENATE(     [.A25];     CHAR(RANDBETWEEN(97; 122));     IF(         [.C25]=0;         &quot;&quot;;         IF(             [.C25]&gt;0;             CONCATENATE(&quot;+&quot;;[.C25]);             [.C25]         )     ))" office:value-type="string" office:string-value="18c+11" calcext:value-type="string">
            <text:p>18c+1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5]*[.B25]+[.C25]" office:value-type="float" office:value="209" calcext:value-type="float">
            <text:p>209</text:p>
          </table:table-cell>
          <table:table-cell table:style-name="ce1" table:formula="of:=RANDBETWEEN(MultiplierMin;MultiplierMax)" office:value-type="float" office:value="4" calcext:value-type="float">
            <text:p>+4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-31" calcext:value-type="float">
            <text:p>-31</text:p>
          </table:table-cell>
          <table:table-cell table:style-name="ce8" table:formula="of:=CONCATENATE(     [.G25];     CHAR(RANDBETWEEN(97; 122));     IF(         [.I25]=0;         &quot;&quot;;         IF(             [.I25]&gt;0;             CONCATENATE(&quot;+&quot;;[.I25]);             [.I25]         )     ))" office:value-type="string" office:string-value="4j-31" calcext:value-type="string">
            <text:p>4j-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5]*[.H25]+[.I25]" office:value-type="float" office:value="-95" calcext:value-type="float">
            <text:p>-95</text:p>
          </table:table-cell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19" calcext:value-type="float">
            <text:p>+19</text:p>
          </table:table-cell>
          <table:table-cell table:style-name="ce8" table:formula="of:=CONCATENATE(     [.M25];     CHAR(RANDBETWEEN(97; 122));     IF(         [.O25]=0;         &quot;&quot;;         IF(             [.O25]&gt;0;             CONCATENATE(&quot;+&quot;;[.O25]);             [.O25]         )     ))" office:value-type="string" office:string-value="-6i+19" calcext:value-type="string">
            <text:p>-6i+1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5]*[.N25]+[.O25]" office:value-type="float" office:value="-23" calcext:value-type="float">
            <text:p>-23</text:p>
          </table:table-cell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-27" calcext:value-type="float">
            <text:p>-27</text:p>
          </table:table-cell>
          <table:table-cell table:style-name="ce8" table:formula="of:=CONCATENATE(     [.S25];     CHAR(RANDBETWEEN(97; 122));     IF(         [.U25]=0;         &quot;&quot;;         IF(             [.U25]&gt;0;             CONCATENATE(&quot;+&quot;;[.U25]);             [.U25]         )     ))" office:value-type="string" office:string-value="-16w-27" calcext:value-type="string">
            <text:p>-16w-2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5]*[.T25]+[.U25]" office:value-type="float" office:value="37" calcext:value-type="float">
            <text:p>37</text:p>
          </table:table-cell>
          <table:table-cell table:style-name="ce1" table:formula="of:=RANDBETWEEN(MultiplierMin;MultiplierMax)" office:value-type="float" office:value="-7" calcext:value-type="float">
            <text:p>-7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-1" calcext:value-type="float">
            <text:p>-1</text:p>
          </table:table-cell>
          <table:table-cell table:style-name="ce8" table:formula="of:=CONCATENATE(     [.Y25];     CHAR(RANDBETWEEN(97; 122));     IF(         [.AA25]=0;         &quot;&quot;;         IF(             [.AA25]&gt;0;             CONCATENATE(&quot;+&quot;;[.AA25]);             [.AA25]         )     ))" office:value-type="string" office:string-value="-7o-1" calcext:value-type="string">
            <text:p>-7o-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5]*[.Z25]+[.AA25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16" calcext:value-type="float">
            <text:p>+16</text:p>
          </table:table-cell>
          <table:table-cell table:style-name="ce8" table:formula="of:=CONCATENATE(     [.A26];     CHAR(RANDBETWEEN(97; 122));     IF(         [.C26]=0;         &quot;&quot;;         IF(             [.C26]&gt;0;             CONCATENATE(&quot;+&quot;;[.C26]);             [.C26]         )     ))" office:value-type="string" office:string-value="13p+16" calcext:value-type="string">
            <text:p>13p+1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6]*[.B26]+[.C26]" office:value-type="float" office:value="-62" calcext:value-type="float">
            <text:p>-62</text:p>
          </table:table-cell>
          <table:table-cell table:style-name="ce1" table:formula="of:=RANDBETWEEN(MultiplierMin;MultiplierMax)" office:value-type="float" office:value="-12" calcext:value-type="float">
            <text:p>-12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9" calcext:value-type="float">
            <text:p>+9</text:p>
          </table:table-cell>
          <table:table-cell table:style-name="ce8" table:formula="of:=CONCATENATE(     [.G26];     CHAR(RANDBETWEEN(97; 122));     IF(         [.I26]=0;         &quot;&quot;;         IF(             [.I26]&gt;0;             CONCATENATE(&quot;+&quot;;[.I26]);             [.I26]         )     ))" office:value-type="string" office:string-value="-12u+9" calcext:value-type="string">
            <text:p>-12u+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6]*[.H26]+[.I26]" office:value-type="float" office:value="105" calcext:value-type="float">
            <text:p>105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-32" calcext:value-type="float">
            <text:p>-32</text:p>
          </table:table-cell>
          <table:table-cell table:style-name="ce8" table:formula="of:=CONCATENATE(     [.M26];     CHAR(RANDBETWEEN(97; 122));     IF(         [.O26]=0;         &quot;&quot;;         IF(             [.O26]&gt;0;             CONCATENATE(&quot;+&quot;;[.O26]);             [.O26]         )     ))" office:value-type="string" office:string-value="3q-32" calcext:value-type="string">
            <text:p>3q-3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6]*[.N26]+[.O26]" office:value-type="float" office:value="-44" calcext:value-type="float">
            <text:p>-44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-2" calcext:value-type="float">
            <text:p>-2</text:p>
          </table:table-cell>
          <table:table-cell table:style-name="ce1" table:formula="of:=RANDBETWEEN(AddendMin;AddendMax)" office:value-type="float" office:value="27" calcext:value-type="float">
            <text:p>+27</text:p>
          </table:table-cell>
          <table:table-cell table:style-name="ce8" table:formula="of:=CONCATENATE(     [.S26];     CHAR(RANDBETWEEN(97; 122));     IF(         [.U26]=0;         &quot;&quot;;         IF(             [.U26]&gt;0;             CONCATENATE(&quot;+&quot;;[.U26]);             [.U26]         )     ))" office:value-type="string" office:string-value="-14j+27" calcext:value-type="string">
            <text:p>-14j+2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6]*[.T26]+[.U26]" office:value-type="float" office:value="55" calcext:value-type="float">
            <text:p>55</text:p>
          </table:table-cell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-16" calcext:value-type="float">
            <text:p>-16</text:p>
          </table:table-cell>
          <table:table-cell table:style-name="ce1" table:formula="of:=RANDBETWEEN(AddendMin;AddendMax)" office:value-type="float" office:value="-47" calcext:value-type="float">
            <text:p>-47</text:p>
          </table:table-cell>
          <table:table-cell table:style-name="ce8" table:formula="of:=CONCATENATE(     [.Y26];     CHAR(RANDBETWEEN(97; 122));     IF(         [.AA26]=0;         &quot;&quot;;         IF(             [.AA26]&gt;0;             CONCATENATE(&quot;+&quot;;[.AA26]);             [.AA26]         )     ))" office:value-type="string" office:string-value="0w-47" calcext:value-type="string">
            <text:p>0w-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6]*[.Z26]+[.AA26]" office:value-type="float" office:value="-47" calcext:value-type="float">
            <text:p>-4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9" calcext:value-type="float">
            <text:p>+9</text:p>
          </table:table-cell>
          <table:table-cell table:style-name="ce8" table:formula="of:=CONCATENATE(     [.A27];     CHAR(RANDBETWEEN(97; 122));     IF(         [.C27]=0;         &quot;&quot;;         IF(             [.C27]&gt;0;             CONCATENATE(&quot;+&quot;;[.C27]);             [.C27]         )     ))" office:value-type="string" office:string-value="-13e+9" calcext:value-type="string">
            <text:p>-13e+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7]*[.B27]+[.C27]" office:value-type="float" office:value="48" calcext:value-type="float">
            <text:p>48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26" calcext:value-type="float">
            <text:p>-26</text:p>
          </table:table-cell>
          <table:table-cell table:style-name="ce8" table:formula="of:=CONCATENATE(     [.G27];     CHAR(RANDBETWEEN(97; 122));     IF(         [.I27]=0;         &quot;&quot;;         IF(             [.I27]&gt;0;             CONCATENATE(&quot;+&quot;;[.I27]);             [.I27]         )     ))" office:value-type="string" office:string-value="-4l-26" calcext:value-type="string">
            <text:p>-4l-2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7]*[.H27]+[.I27]" office:value-type="float" office:value="2" calcext:value-type="float">
            <text:p>2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34" calcext:value-type="float">
            <text:p>+34</text:p>
          </table:table-cell>
          <table:table-cell table:style-name="ce8" table:formula="of:=CONCATENATE(     [.M27];     CHAR(RANDBETWEEN(97; 122));     IF(         [.O27]=0;         &quot;&quot;;         IF(             [.O27]&gt;0;             CONCATENATE(&quot;+&quot;;[.O27]);             [.O27]         )     ))" office:value-type="string" office:string-value="-4c+34" calcext:value-type="string">
            <text:p>-4c+3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7]*[.N27]+[.O27]" office:value-type="float" office:value="38" calcext:value-type="float">
            <text:p>38</text:p>
          </table:table-cell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28" calcext:value-type="float">
            <text:p>+28</text:p>
          </table:table-cell>
          <table:table-cell table:style-name="ce8" table:formula="of:=CONCATENATE(     [.S27];     CHAR(RANDBETWEEN(97; 122));     IF(         [.U27]=0;         &quot;&quot;;         IF(             [.U27]&gt;0;             CONCATENATE(&quot;+&quot;;[.U27]);             [.U27]         )     ))" office:value-type="string" office:string-value="-2n+28" calcext:value-type="string">
            <text:p>-2n+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7]*[.T27]+[.U27]" office:value-type="float" office:value="54" calcext:value-type="float">
            <text:p>54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50" calcext:value-type="float">
            <text:p>+50</text:p>
          </table:table-cell>
          <table:table-cell table:style-name="ce8" table:formula="of:=CONCATENATE(     [.Y27];     CHAR(RANDBETWEEN(97; 122));     IF(         [.AA27]=0;         &quot;&quot;;         IF(             [.AA27]&gt;0;             CONCATENATE(&quot;+&quot;;[.AA27]);             [.AA27]         )     ))" office:value-type="string" office:string-value="8u+50" calcext:value-type="string">
            <text:p>8u+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7]*[.Z27]+[.AA2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-17" calcext:value-type="float">
            <text:p>-17</text:p>
          </table:table-cell>
          <table:table-cell table:style-name="ce1" table:formula="of:=RANDBETWEEN(AddendMin;AddendMax)" office:value-type="float" office:value="-18" calcext:value-type="float">
            <text:p>-18</text:p>
          </table:table-cell>
          <table:table-cell table:style-name="ce8" table:formula="of:=CONCATENATE(     [.A28];     CHAR(RANDBETWEEN(97; 122));     IF(         [.C28]=0;         &quot;&quot;;         IF(             [.C28]&gt;0;             CONCATENATE(&quot;+&quot;;[.C28]);             [.C28]         )     ))" office:value-type="string" office:string-value="-13r-18" calcext:value-type="string">
            <text:p>-13r-1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8]*[.B28]+[.C28]" office:value-type="float" office:value="203" calcext:value-type="float">
            <text:p>203</text:p>
          </table:table-cell>
          <table:table-cell table:style-name="ce1" table:formula="of:=RANDBETWEEN(MultiplierMin;MultiplierMax)" office:value-type="float" office:value="-12" calcext:value-type="float">
            <text:p>-12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G28];     CHAR(RANDBETWEEN(97; 122));     IF(         [.I28]=0;         &quot;&quot;;         IF(             [.I28]&gt;0;             CONCATENATE(&quot;+&quot;;[.I28]);             [.I28]         )     ))" office:value-type="string" office:string-value="-12d+31" calcext:value-type="string">
            <text:p>-12d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8]*[.H28]+[.I28]" office:value-type="float" office:value="115" calcext:value-type="float">
            <text:p>115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-2" calcext:value-type="float">
            <text:p>-2</text:p>
          </table:table-cell>
          <table:table-cell table:style-name="ce1" table:formula="of:=RANDBETWEEN(AddendMin;AddendMax)" office:value-type="float" office:value="-20" calcext:value-type="float">
            <text:p>-20</text:p>
          </table:table-cell>
          <table:table-cell table:style-name="ce8" table:formula="of:=CONCATENATE(     [.M28];     CHAR(RANDBETWEEN(97; 122));     IF(         [.O28]=0;         &quot;&quot;;         IF(             [.O28]&gt;0;             CONCATENATE(&quot;+&quot;;[.O28]);             [.O28]         )     ))" office:value-type="string" office:string-value="-8m-20" calcext:value-type="string">
            <text:p>-8m-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8]*[.N28]+[.O28]" office:value-type="float" office:value="-4" calcext:value-type="float">
            <text:p>-4</text:p>
          </table:table-cell>
          <table:table-cell table:style-name="ce1" table:formula="of:=RANDBETWEEN(MultiplierMin;MultiplierMax)" office:value-type="float" office:value="1" calcext:value-type="float">
            <text:p>+1</text:p>
          </table:table-cell>
          <table:table-cell table:style-name="ce7" table:formula="of:=RANDBETWEEN(MultiplierMin;MultiplierMax)" office:value-type="float" office:value="10" calcext:value-type="float">
            <text:p>+10</text:p>
          </table:table-cell>
          <table:table-cell table:style-name="ce1" table:formula="of:=RANDBETWEEN(AddendMin;AddendMax)" office:value-type="float" office:value="8" calcext:value-type="float">
            <text:p>+8</text:p>
          </table:table-cell>
          <table:table-cell table:style-name="ce8" table:formula="of:=CONCATENATE(     [.S28];     CHAR(RANDBETWEEN(97; 122));     IF(         [.U28]=0;         &quot;&quot;;         IF(             [.U28]&gt;0;             CONCATENATE(&quot;+&quot;;[.U28]);             [.U28]         )     ))" office:value-type="string" office:string-value="1r+8" calcext:value-type="string">
            <text:p>1r+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8]*[.T28]+[.U28]" office:value-type="float" office:value="18" calcext:value-type="float">
            <text:p>18</text:p>
          </table:table-cell>
          <table:table-cell table:style-name="ce1" table:formula="of:=RANDBETWEEN(MultiplierMin;MultiplierMax)" office:value-type="float" office:value="-6" calcext:value-type="float">
            <text:p>-6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-47" calcext:value-type="float">
            <text:p>-47</text:p>
          </table:table-cell>
          <table:table-cell table:style-name="ce8" table:formula="of:=CONCATENATE(     [.Y28];     CHAR(RANDBETWEEN(97; 122));     IF(         [.AA28]=0;         &quot;&quot;;         IF(             [.AA28]&gt;0;             CONCATENATE(&quot;+&quot;;[.AA28]);             [.AA28]         )     ))" office:value-type="string" office:string-value="-6k-47" calcext:value-type="string">
            <text:p>-6k-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8]*[.Z28]+[.AA28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6" calcext:value-type="float">
            <text:p>+16</text:p>
          </table:table-cell>
          <table:table-cell table:style-name="ce7" table:formula="of:=RANDBETWEEN(MultiplierMin;MultiplierMax)" office:value-type="float" office:value="-2" calcext:value-type="float">
            <text:p>-2</text:p>
          </table:table-cell>
          <table:table-cell table:style-name="ce1" table:formula="of:=RANDBETWEEN(AddendMin;AddendMax)" office:value-type="float" office:value="17" calcext:value-type="float">
            <text:p>+17</text:p>
          </table:table-cell>
          <table:table-cell table:style-name="ce8" table:formula="of:=CONCATENATE(     [.A29];     CHAR(RANDBETWEEN(97; 122));     IF(         [.C29]=0;         &quot;&quot;;         IF(             [.C29]&gt;0;             CONCATENATE(&quot;+&quot;;[.C29]);             [.C29]         )     ))" office:value-type="string" office:string-value="16p+17" calcext:value-type="string">
            <text:p>16p+1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29]*[.B29]+[.C29]" office:value-type="float" office:value="-15" calcext:value-type="float">
            <text:p>-15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-31" calcext:value-type="float">
            <text:p>-31</text:p>
          </table:table-cell>
          <table:table-cell table:style-name="ce8" table:formula="of:=CONCATENATE(     [.G29];     CHAR(RANDBETWEEN(97; 122));     IF(         [.I29]=0;         &quot;&quot;;         IF(             [.I29]&gt;0;             CONCATENATE(&quot;+&quot;;[.I29]);             [.I29]         )     ))" office:value-type="string" office:string-value="20s-31" calcext:value-type="string">
            <text:p>20s-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29]*[.H29]+[.I29]" office:value-type="float" office:value="-171" calcext:value-type="float">
            <text:p>-171</text:p>
          </table:table-cell>
          <table:table-cell table:style-name="ce1" table:formula="of:=RANDBETWEEN(MultiplierMin;MultiplierMax)" office:value-type="float" office:value="17" calcext:value-type="float">
            <text:p>+17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-3" calcext:value-type="float">
            <text:p>-3</text:p>
          </table:table-cell>
          <table:table-cell table:style-name="ce8" table:formula="of:=CONCATENATE(     [.M29];     CHAR(RANDBETWEEN(97; 122));     IF(         [.O29]=0;         &quot;&quot;;         IF(             [.O29]&gt;0;             CONCATENATE(&quot;+&quot;;[.O29]);             [.O29]         )     ))" office:value-type="string" office:string-value="17w-3" calcext:value-type="string">
            <text:p>17w-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29]*[.N29]+[.O29]" office:value-type="float" office:value="-71" calcext:value-type="float">
            <text:p>-71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-43" calcext:value-type="float">
            <text:p>-43</text:p>
          </table:table-cell>
          <table:table-cell table:style-name="ce8" table:formula="of:=CONCATENATE(     [.S29];     CHAR(RANDBETWEEN(97; 122));     IF(         [.U29]=0;         &quot;&quot;;         IF(             [.U29]&gt;0;             CONCATENATE(&quot;+&quot;;[.U29]);             [.U29]         )     ))" office:value-type="string" office:string-value="12o-43" calcext:value-type="string">
            <text:p>12o-4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29]*[.T29]+[.U29]" office:value-type="float" office:value="-115" calcext:value-type="float">
            <text:p>-115</text:p>
          </table:table-cell>
          <table:table-cell table:style-name="ce1" table:formula="of:=RANDBETWEEN(MultiplierMin;MultiplierMax)" office:value-type="float" office:value="-20" calcext:value-type="float">
            <text:p>-20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-48" calcext:value-type="float">
            <text:p>-48</text:p>
          </table:table-cell>
          <table:table-cell table:style-name="ce8" table:formula="of:=CONCATENATE(     [.Y29];     CHAR(RANDBETWEEN(97; 122));     IF(         [.AA29]=0;         &quot;&quot;;         IF(             [.AA29]&gt;0;             CONCATENATE(&quot;+&quot;;[.AA29]);             [.AA29]         )     ))" office:value-type="string" office:string-value="-20p-48" calcext:value-type="string">
            <text:p>-20p-4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29]*[.Z29]+[.AA29]" office:value-type="float" office:value="-368" calcext:value-type="float">
            <text:p>-368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1" calcext:value-type="float">
            <text:p>-11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-28" calcext:value-type="float">
            <text:p>-28</text:p>
          </table:table-cell>
          <table:table-cell table:style-name="ce8" table:formula="of:=CONCATENATE(     [.A30];     CHAR(RANDBETWEEN(97; 122));     IF(         [.C30]=0;         &quot;&quot;;         IF(             [.C30]&gt;0;             CONCATENATE(&quot;+&quot;;[.C30]);             [.C30]         )     ))" office:value-type="string" office:string-value="-11z-28" calcext:value-type="string">
            <text:p>-11z-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0]*[.B30]+[.C30]" office:value-type="float" office:value="-72" calcext:value-type="float">
            <text:p>-72</text:p>
          </table:table-cell>
          <table:table-cell table:style-name="ce1" table:formula="of:=RANDBETWEEN(MultiplierMin;MultiplierMax)" office:value-type="float" office:value="18" calcext:value-type="float">
            <text:p>+18</text:p>
          </table:table-cell>
          <table:table-cell table:style-name="ce7" table:formula="of:=RANDBETWEEN(MultiplierMin;MultiplierMax)" office:value-type="float" office:value="6" calcext:value-type="float">
            <text:p>+6</text:p>
          </table:table-cell>
          <table:table-cell table:style-name="ce1" table:formula="of:=RANDBETWEEN(AddendMin;AddendMax)" office:value-type="float" office:value="-9" calcext:value-type="float">
            <text:p>-9</text:p>
          </table:table-cell>
          <table:table-cell table:style-name="ce8" table:formula="of:=CONCATENATE(     [.G30];     CHAR(RANDBETWEEN(97; 122));     IF(         [.I30]=0;         &quot;&quot;;         IF(             [.I30]&gt;0;             CONCATENATE(&quot;+&quot;;[.I30]);             [.I30]         )     ))" office:value-type="string" office:string-value="18a-9" calcext:value-type="string">
            <text:p>18a-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0]*[.H30]+[.I30]" office:value-type="float" office:value="99" calcext:value-type="float">
            <text:p>99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17" calcext:value-type="float">
            <text:p>+17</text:p>
          </table:table-cell>
          <table:table-cell table:style-name="ce8" table:formula="of:=CONCATENATE(     [.M30];     CHAR(RANDBETWEEN(97; 122));     IF(         [.O30]=0;         &quot;&quot;;         IF(             [.O30]&gt;0;             CONCATENATE(&quot;+&quot;;[.O30]);             [.O30]         )     ))" office:value-type="string" office:string-value="12z+17" calcext:value-type="string">
            <text:p>12z+1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0]*[.N30]+[.O30]" office:value-type="float" office:value="101" calcext:value-type="float">
            <text:p>101</text:p>
          </table:table-cell>
          <table:table-cell table:style-name="ce1" table:formula="of:=RANDBETWEEN(MultiplierMin;MultiplierMax)" office:value-type="float" office:value="6" calcext:value-type="float">
            <text:p>+6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-8" calcext:value-type="float">
            <text:p>-8</text:p>
          </table:table-cell>
          <table:table-cell table:style-name="ce8" table:formula="of:=CONCATENATE(     [.S30];     CHAR(RANDBETWEEN(97; 122));     IF(         [.U30]=0;         &quot;&quot;;         IF(             [.U30]&gt;0;             CONCATENATE(&quot;+&quot;;[.U30]);             [.U30]         )     ))" office:value-type="string" office:string-value="6i-8" calcext:value-type="string">
            <text:p>6i-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0]*[.T30]+[.U30]" office:value-type="float" office:value="-32" calcext:value-type="float">
            <text:p>-32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24" calcext:value-type="float">
            <text:p>+24</text:p>
          </table:table-cell>
          <table:table-cell table:style-name="ce8" table:formula="of:=CONCATENATE(     [.Y30];     CHAR(RANDBETWEEN(97; 122));     IF(         [.AA30]=0;         &quot;&quot;;         IF(             [.AA30]&gt;0;             CONCATENATE(&quot;+&quot;;[.AA30]);             [.AA30]         )     ))" office:value-type="string" office:string-value="5e+24" calcext:value-type="string">
            <text:p>5e+2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0]*[.Z30]+[.AA30]" office:value-type="float" office:value="-26" calcext:value-type="float">
            <text:p>-26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2" calcext:value-type="float">
            <text:p>+2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A31];     CHAR(RANDBETWEEN(97; 122));     IF(         [.C31]=0;         &quot;&quot;;         IF(             [.C31]&gt;0;             CONCATENATE(&quot;+&quot;;[.C31]);             [.C31]         )     ))" office:value-type="string" office:string-value="-10b-5" calcext:value-type="string">
            <text:p>-10b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1]*[.B31]+[.C31]" office:value-type="float" office:value="-25" calcext:value-type="float">
            <text:p>-25</text:p>
          </table:table-cell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25" calcext:value-type="float">
            <text:p>+25</text:p>
          </table:table-cell>
          <table:table-cell table:style-name="ce8" table:formula="of:=CONCATENATE(     [.G31];     CHAR(RANDBETWEEN(97; 122));     IF(         [.I31]=0;         &quot;&quot;;         IF(             [.I31]&gt;0;             CONCATENATE(&quot;+&quot;;[.I31]);             [.I31]         )     ))" office:value-type="string" office:string-value="14z+25" calcext:value-type="string">
            <text:p>14z+2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1]*[.H31]+[.I31]" office:value-type="float" office:value="123" calcext:value-type="float">
            <text:p>123</text:p>
          </table:table-cell>
          <table:table-cell table:style-name="ce1" table:formula="of:=RANDBETWEEN(MultiplierMin;MultiplierMax)" office:value-type="float" office:value="10" calcext:value-type="float">
            <text:p>+10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-48" calcext:value-type="float">
            <text:p>-48</text:p>
          </table:table-cell>
          <table:table-cell table:style-name="ce8" table:formula="of:=CONCATENATE(     [.M31];     CHAR(RANDBETWEEN(97; 122));     IF(         [.O31]=0;         &quot;&quot;;         IF(             [.O31]&gt;0;             CONCATENATE(&quot;+&quot;;[.O31]);             [.O31]         )     ))" office:value-type="string" office:string-value="10v-48" calcext:value-type="string">
            <text:p>10v-4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1]*[.N31]+[.O31]" office:value-type="float" office:value="42" calcext:value-type="float">
            <text:p>42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4" calcext:value-type="float">
            <text:p>+4</text:p>
          </table:table-cell>
          <table:table-cell table:style-name="ce8" table:formula="of:=CONCATENATE(     [.S31];     CHAR(RANDBETWEEN(97; 122));     IF(         [.U31]=0;         &quot;&quot;;         IF(             [.U31]&gt;0;             CONCATENATE(&quot;+&quot;;[.U31]);             [.U31]         )     ))" office:value-type="string" office:string-value="-4i+4" calcext:value-type="string">
            <text:p>-4i+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1]*[.T31]+[.U31]" office:value-type="float" office:value="44" calcext:value-type="float">
            <text:p>44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-3" calcext:value-type="float">
            <text:p>-3</text:p>
          </table:table-cell>
          <table:table-cell table:style-name="ce1" table:formula="of:=RANDBETWEEN(AddendMin;AddendMax)" office:value-type="float" office:value="44" calcext:value-type="float">
            <text:p>+44</text:p>
          </table:table-cell>
          <table:table-cell table:style-name="ce8" table:formula="of:=CONCATENATE(     [.Y31];     CHAR(RANDBETWEEN(97; 122));     IF(         [.AA31]=0;         &quot;&quot;;         IF(             [.AA31]&gt;0;             CONCATENATE(&quot;+&quot;;[.AA31]);             [.AA31]         )     ))" office:value-type="string" office:string-value="-1l+44" calcext:value-type="string">
            <text:p>-1l+4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1]*[.Z31]+[.AA3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48" calcext:value-type="float">
            <text:p>+48</text:p>
          </table:table-cell>
          <table:table-cell table:style-name="ce8" table:formula="of:=CONCATENATE(     [.A32];     CHAR(RANDBETWEEN(97; 122));     IF(         [.C32]=0;         &quot;&quot;;         IF(             [.C32]&gt;0;             CONCATENATE(&quot;+&quot;;[.C32]);             [.C32]         )     ))" office:value-type="string" office:string-value="-10w+48" calcext:value-type="string">
            <text:p>-10w+4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2]*[.B32]+[.C32]" office:value-type="float" office:value="188" calcext:value-type="float">
            <text:p>188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1" calcext:value-type="float">
            <text:p>+1</text:p>
          </table:table-cell>
          <table:table-cell table:style-name="ce1" table:formula="of:=RANDBETWEEN(AddendMin;AddendMax)" office:value-type="float" office:value="8" calcext:value-type="float">
            <text:p>+8</text:p>
          </table:table-cell>
          <table:table-cell table:style-name="ce8" table:formula="of:=CONCATENATE(     [.G32];     CHAR(RANDBETWEEN(97; 122));     IF(         [.I32]=0;         &quot;&quot;;         IF(             [.I32]&gt;0;             CONCATENATE(&quot;+&quot;;[.I32]);             [.I32]         )     ))" office:value-type="string" office:string-value="3x+8" calcext:value-type="string">
            <text:p>3x+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2]*[.H32]+[.I32]" office:value-type="float" office:value="11" calcext:value-type="float">
            <text:p>11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17" calcext:value-type="float">
            <text:p>+17</text:p>
          </table:table-cell>
          <table:table-cell table:style-name="ce8" table:formula="of:=CONCATENATE(     [.M32];     CHAR(RANDBETWEEN(97; 122));     IF(         [.O32]=0;         &quot;&quot;;         IF(             [.O32]&gt;0;             CONCATENATE(&quot;+&quot;;[.O32]);             [.O32]         )     ))" office:value-type="string" office:string-value="-5b+17" calcext:value-type="string">
            <text:p>-5b+1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2]*[.N32]+[.O32]" office:value-type="float" office:value="22" calcext:value-type="float">
            <text:p>22</text:p>
          </table:table-cell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10" calcext:value-type="float">
            <text:p>+10</text:p>
          </table:table-cell>
          <table:table-cell table:style-name="ce1" table:formula="of:=RANDBETWEEN(AddendMin;AddendMax)" office:value-type="float" office:value="36" calcext:value-type="float">
            <text:p>+36</text:p>
          </table:table-cell>
          <table:table-cell table:style-name="ce8" table:formula="of:=CONCATENATE(     [.S32];     CHAR(RANDBETWEEN(97; 122));     IF(         [.U32]=0;         &quot;&quot;;         IF(             [.U32]&gt;0;             CONCATENATE(&quot;+&quot;;[.U32]);             [.U32]         )     ))" office:value-type="string" office:string-value="20p+36" calcext:value-type="string">
            <text:p>20p+3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2]*[.T32]+[.U32]" office:value-type="float" office:value="236" calcext:value-type="float">
            <text:p>236</text:p>
          </table:table-cell>
          <table:table-cell table:style-name="ce1" table:formula="of:=RANDBETWEEN(MultiplierMin;MultiplierMax)" office:value-type="float" office:value="-5" calcext:value-type="float">
            <text:p>-5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Y32];     CHAR(RANDBETWEEN(97; 122));     IF(         [.AA32]=0;         &quot;&quot;;         IF(             [.AA32]&gt;0;             CONCATENATE(&quot;+&quot;;[.AA32]);             [.AA32]         )     ))" office:value-type="string" office:string-value="-5e-5" calcext:value-type="string">
            <text:p>-5e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2]*[.Z32]+[.AA32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2" calcext:value-type="float">
            <text:p>+2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36" calcext:value-type="float">
            <text:p>+36</text:p>
          </table:table-cell>
          <table:table-cell table:style-name="ce8" table:formula="of:=CONCATENATE(     [.A33];     CHAR(RANDBETWEEN(97; 122));     IF(         [.C33]=0;         &quot;&quot;;         IF(             [.C33]&gt;0;             CONCATENATE(&quot;+&quot;;[.C33]);             [.C33]         )     ))" office:value-type="string" office:string-value="2b+36" calcext:value-type="string">
            <text:p>2b+3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3]*[.B33]+[.C33]" office:value-type="float" office:value="20" calcext:value-type="float">
            <text:p>20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-2" calcext:value-type="float">
            <text:p>-2</text:p>
          </table:table-cell>
          <table:table-cell table:style-name="ce8" table:formula="of:=CONCATENATE(     [.G33];     CHAR(RANDBETWEEN(97; 122));     IF(         [.I33]=0;         &quot;&quot;;         IF(             [.I33]&gt;0;             CONCATENATE(&quot;+&quot;;[.I33]);             [.I33]         )     ))" office:value-type="string" office:string-value="-9t-2" calcext:value-type="string">
            <text:p>-9t-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3]*[.H33]+[.I33]" office:value-type="float" office:value="115" calcext:value-type="float">
            <text:p>115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-35" calcext:value-type="float">
            <text:p>-35</text:p>
          </table:table-cell>
          <table:table-cell table:style-name="ce8" table:formula="of:=CONCATENATE(     [.M33];     CHAR(RANDBETWEEN(97; 122));     IF(         [.O33]=0;         &quot;&quot;;         IF(             [.O33]&gt;0;             CONCATENATE(&quot;+&quot;;[.O33]);             [.O33]         )     ))" office:value-type="string" office:string-value="8h-35" calcext:value-type="string">
            <text:p>8h-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3]*[.N33]+[.O33]" office:value-type="float" office:value="-99" calcext:value-type="float">
            <text:p>-99</text:p>
          </table:table-cell>
          <table:table-cell table:style-name="ce1" table:formula="of:=RANDBETWEEN(MultiplierMin;MultiplierMax)" office:value-type="float" office:value="8" calcext:value-type="float">
            <text:p>+8</text:p>
          </table:table-cell>
          <table:table-cell table:style-name="ce7" table:formula="of:=RANDBETWEEN(MultiplierMin;MultiplierMax)" office:value-type="float" office:value="-10" calcext:value-type="float">
            <text:p>-10</text:p>
          </table:table-cell>
          <table:table-cell table:style-name="ce1" table:formula="of:=RANDBETWEEN(AddendMin;AddendMax)" office:value-type="float" office:value="7" calcext:value-type="float">
            <text:p>+7</text:p>
          </table:table-cell>
          <table:table-cell table:style-name="ce8" table:formula="of:=CONCATENATE(     [.S33];     CHAR(RANDBETWEEN(97; 122));     IF(         [.U33]=0;         &quot;&quot;;         IF(             [.U33]&gt;0;             CONCATENATE(&quot;+&quot;;[.U33]);             [.U33]         )     ))" office:value-type="string" office:string-value="8g+7" calcext:value-type="string">
            <text:p>8g+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3]*[.T33]+[.U33]" office:value-type="float" office:value="-73" calcext:value-type="float">
            <text:p>-73</text:p>
          </table:table-cell>
          <table:table-cell table:style-name="ce1" table:formula="of:=RANDBETWEEN(MultiplierMin;MultiplierMax)" office:value-type="float" office:value="3" calcext:value-type="float">
            <text:p>+3</text:p>
          </table:table-cell>
          <table:table-cell table:style-name="ce7" table:formula="of:=RANDBETWEEN(MultiplierMin;MultiplierMax)" office:value-type="float" office:value="18" calcext:value-type="float">
            <text:p>+18</text:p>
          </table:table-cell>
          <table:table-cell table:style-name="ce1" table:formula="of:=RANDBETWEEN(AddendMin;AddendMax)" office:value-type="float" office:value="8" calcext:value-type="float">
            <text:p>+8</text:p>
          </table:table-cell>
          <table:table-cell table:style-name="ce8" table:formula="of:=CONCATENATE(     [.Y33];     CHAR(RANDBETWEEN(97; 122));     IF(         [.AA33]=0;         &quot;&quot;;         IF(             [.AA33]&gt;0;             CONCATENATE(&quot;+&quot;;[.AA33]);             [.AA33]         )     ))" office:value-type="string" office:string-value="3k+8" calcext:value-type="string">
            <text:p>3k+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3]*[.Z33]+[.AA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9" calcext:value-type="float">
            <text:p>-19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10" calcext:value-type="float">
            <text:p>+10</text:p>
          </table:table-cell>
          <table:table-cell table:style-name="ce8" table:formula="of:=CONCATENATE(     [.A34];     CHAR(RANDBETWEEN(97; 122));     IF(         [.C34]=0;         &quot;&quot;;         IF(             [.C34]&gt;0;             CONCATENATE(&quot;+&quot;;[.C34]);             [.C34]         )     ))" office:value-type="string" office:string-value="-19o+10" calcext:value-type="string">
            <text:p>-19o+1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4]*[.B34]+[.C34]" office:value-type="float" office:value="-313" calcext:value-type="float">
            <text:p>-313</text:p>
          </table:table-cell>
          <table:table-cell table:style-name="ce1" table:formula="of:=RANDBETWEEN(MultiplierMin;MultiplierMax)" office:value-type="float" office:value="9" calcext:value-type="float">
            <text:p>+9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-42" calcext:value-type="float">
            <text:p>-42</text:p>
          </table:table-cell>
          <table:table-cell table:style-name="ce8" table:formula="of:=CONCATENATE(     [.G34];     CHAR(RANDBETWEEN(97; 122));     IF(         [.I34]=0;         &quot;&quot;;         IF(             [.I34]&gt;0;             CONCATENATE(&quot;+&quot;;[.I34]);             [.I34]         )     ))" office:value-type="string" office:string-value="9a-42" calcext:value-type="string">
            <text:p>9a-4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4]*[.H34]+[.I34]" office:value-type="float" office:value="-87" calcext:value-type="float">
            <text:p>-87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-34" calcext:value-type="float">
            <text:p>-34</text:p>
          </table:table-cell>
          <table:table-cell table:style-name="ce8" table:formula="of:=CONCATENATE(     [.M34];     CHAR(RANDBETWEEN(97; 122));     IF(         [.O34]=0;         &quot;&quot;;         IF(             [.O34]&gt;0;             CONCATENATE(&quot;+&quot;;[.O34]);             [.O34]         )     ))" office:value-type="string" office:string-value="5u-34" calcext:value-type="string">
            <text:p>5u-3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4]*[.N34]+[.O34]" office:value-type="float" office:value="6" calcext:value-type="float">
            <text:p>6</text:p>
          </table:table-cell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3" calcext:value-type="float">
            <text:p>+3</text:p>
          </table:table-cell>
          <table:table-cell table:style-name="ce1" table:formula="of:=RANDBETWEEN(AddendMin;AddendMax)" office:value-type="float" office:value="36" calcext:value-type="float">
            <text:p>+36</text:p>
          </table:table-cell>
          <table:table-cell table:style-name="ce8" table:formula="of:=CONCATENATE(     [.S34];     CHAR(RANDBETWEEN(97; 122));     IF(         [.U34]=0;         &quot;&quot;;         IF(             [.U34]&gt;0;             CONCATENATE(&quot;+&quot;;[.U34]);             [.U34]         )     ))" office:value-type="string" office:string-value="-16q+36" calcext:value-type="string">
            <text:p>-16q+3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4]*[.T34]+[.U34]" office:value-type="float" office:value="-12" calcext:value-type="float">
            <text:p>-12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12" calcext:value-type="float">
            <text:p>+12</text:p>
          </table:table-cell>
          <table:table-cell table:style-name="ce1" table:formula="of:=RANDBETWEEN(AddendMin;AddendMax)" office:value-type="float" office:value="4" calcext:value-type="float">
            <text:p>+4</text:p>
          </table:table-cell>
          <table:table-cell table:style-name="ce8" table:formula="of:=CONCATENATE(     [.Y34];     CHAR(RANDBETWEEN(97; 122));     IF(         [.AA34]=0;         &quot;&quot;;         IF(             [.AA34]&gt;0;             CONCATENATE(&quot;+&quot;;[.AA34]);             [.AA34]         )     ))" office:value-type="string" office:string-value="15h+4" calcext:value-type="string">
            <text:p>15h+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4]*[.Z34]+[.AA34]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3" calcext:value-type="float">
            <text:p>-3</text:p>
          </table:table-cell>
          <table:table-cell table:style-name="ce7" table:formula="of:=RANDBETWEEN(MultiplierMin;MultiplierMax)" office:value-type="float" office:value="19" calcext:value-type="float">
            <text:p>+19</text:p>
          </table:table-cell>
          <table:table-cell table:style-name="ce1" table:formula="of:=RANDBETWEEN(AddendMin;AddendMax)" office:value-type="float" office:value="-33" calcext:value-type="float">
            <text:p>-33</text:p>
          </table:table-cell>
          <table:table-cell table:style-name="ce8" table:formula="of:=CONCATENATE(     [.A35];     CHAR(RANDBETWEEN(97; 122));     IF(         [.C35]=0;         &quot;&quot;;         IF(             [.C35]&gt;0;             CONCATENATE(&quot;+&quot;;[.C35]);             [.C35]         )     ))" office:value-type="string" office:string-value="-3k-33" calcext:value-type="string">
            <text:p>-3k-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5]*[.B35]+[.C35]" office:value-type="float" office:value="-90" calcext:value-type="float">
            <text:p>-90</text:p>
          </table:table-cell>
          <table:table-cell table:style-name="ce1" table:formula="of:=RANDBETWEEN(MultiplierMin;MultiplierMax)" office:value-type="float" office:value="18" calcext:value-type="float">
            <text:p>+18</text:p>
          </table:table-cell>
          <table:table-cell table:style-name="ce7" table:formula="of:=RANDBETWEEN(MultiplierMin;MultiplierMax)" office:value-type="float" office:value="-20" calcext:value-type="float">
            <text:p>-20</text:p>
          </table:table-cell>
          <table:table-cell table:style-name="ce1" table:formula="of:=RANDBETWEEN(AddendMin;AddendMax)" office:value-type="float" office:value="42" calcext:value-type="float">
            <text:p>+42</text:p>
          </table:table-cell>
          <table:table-cell table:style-name="ce8" table:formula="of:=CONCATENATE(     [.G35];     CHAR(RANDBETWEEN(97; 122));     IF(         [.I35]=0;         &quot;&quot;;         IF(             [.I35]&gt;0;             CONCATENATE(&quot;+&quot;;[.I35]);             [.I35]         )     ))" office:value-type="string" office:string-value="18q+42" calcext:value-type="string">
            <text:p>18q+4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5]*[.H35]+[.I35]" office:value-type="float" office:value="-318" calcext:value-type="float">
            <text:p>-318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19" calcext:value-type="float">
            <text:p>+19</text:p>
          </table:table-cell>
          <table:table-cell table:style-name="ce1" table:formula="of:=RANDBETWEEN(AddendMin;AddendMax)" office:value-type="float" office:value="-5" calcext:value-type="float">
            <text:p>-5</text:p>
          </table:table-cell>
          <table:table-cell table:style-name="ce8" table:formula="of:=CONCATENATE(     [.M35];     CHAR(RANDBETWEEN(97; 122));     IF(         [.O35]=0;         &quot;&quot;;         IF(             [.O35]&gt;0;             CONCATENATE(&quot;+&quot;;[.O35]);             [.O35]         )     ))" office:value-type="string" office:string-value="5p-5" calcext:value-type="string">
            <text:p>5p-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5]*[.N35]+[.O35]" office:value-type="float" office:value="90" calcext:value-type="float">
            <text:p>90</text:p>
          </table:table-cell>
          <table:table-cell table:style-name="ce1" table:formula="of:=RANDBETWEEN(MultiplierMin;MultiplierMax)" office:value-type="float" office:value="14" calcext:value-type="float">
            <text:p>+14</text:p>
          </table:table-cell>
          <table:table-cell table:style-name="ce7" table:formula="of:=RANDBETWEEN(MultiplierMin;MultiplierMax)" office:value-type="float" office:value="13" calcext:value-type="float">
            <text:p>+13</text:p>
          </table:table-cell>
          <table:table-cell table:style-name="ce1" table:formula="of:=RANDBETWEEN(AddendMin;AddendMax)" office:value-type="float" office:value="-31" calcext:value-type="float">
            <text:p>-31</text:p>
          </table:table-cell>
          <table:table-cell table:style-name="ce8" table:formula="of:=CONCATENATE(     [.S35];     CHAR(RANDBETWEEN(97; 122));     IF(         [.U35]=0;         &quot;&quot;;         IF(             [.U35]&gt;0;             CONCATENATE(&quot;+&quot;;[.U35]);             [.U35]         )     ))" office:value-type="string" office:string-value="14j-31" calcext:value-type="string">
            <text:p>14j-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5]*[.T35]+[.U35]" office:value-type="float" office:value="151" calcext:value-type="float">
            <text:p>151</text:p>
          </table:table-cell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17" calcext:value-type="float">
            <text:p>+17</text:p>
          </table:table-cell>
          <table:table-cell table:style-name="ce1" table:formula="of:=RANDBETWEEN(AddendMin;AddendMax)" office:value-type="float" office:value="-21" calcext:value-type="float">
            <text:p>-21</text:p>
          </table:table-cell>
          <table:table-cell table:style-name="ce8" table:formula="of:=CONCATENATE(     [.Y35];     CHAR(RANDBETWEEN(97; 122));     IF(         [.AA35]=0;         &quot;&quot;;         IF(             [.AA35]&gt;0;             CONCATENATE(&quot;+&quot;;[.AA35]);             [.AA35]         )     ))" office:value-type="string" office:string-value="-16n-21" calcext:value-type="string">
            <text:p>-16n-2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5]*[.Z35]+[.AA35]" office:value-type="float" office:value="-293" calcext:value-type="float">
            <text:p>-293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20" calcext:value-type="float">
            <text:p>+20</text:p>
          </table:table-cell>
          <table:table-cell table:style-name="ce1" table:formula="of:=RANDBETWEEN(AddendMin;AddendMax)" office:value-type="float" office:value="20" calcext:value-type="float">
            <text:p>+20</text:p>
          </table:table-cell>
          <table:table-cell table:style-name="ce8" table:formula="of:=CONCATENATE(     [.A36];     CHAR(RANDBETWEEN(97; 122));     IF(         [.C36]=0;         &quot;&quot;;         IF(             [.C36]&gt;0;             CONCATENATE(&quot;+&quot;;[.C36]);             [.C36]         )     ))" office:value-type="string" office:string-value="5a+20" calcext:value-type="string">
            <text:p>5a+2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6]*[.B36]+[.C36]" office:value-type="float" office:value="120" calcext:value-type="float">
            <text:p>120</text:p>
          </table:table-cell>
          <table:table-cell table:style-name="ce1" table:formula="of:=RANDBETWEEN(MultiplierMin;MultiplierMax)" office:value-type="float" office:value="-2" calcext:value-type="float">
            <text:p>-2</text:p>
          </table:table-cell>
          <table:table-cell table:style-name="ce7" table:formula="of:=RANDBETWEEN(MultiplierMin;MultiplierMax)" office:value-type="float" office:value="8" calcext:value-type="float">
            <text:p>+8</text:p>
          </table:table-cell>
          <table:table-cell table:style-name="ce1" table:formula="of:=RANDBETWEEN(AddendMin;AddendMax)" office:value-type="float" office:value="22" calcext:value-type="float">
            <text:p>+22</text:p>
          </table:table-cell>
          <table:table-cell table:style-name="ce8" table:formula="of:=CONCATENATE(     [.G36];     CHAR(RANDBETWEEN(97; 122));     IF(         [.I36]=0;         &quot;&quot;;         IF(             [.I36]&gt;0;             CONCATENATE(&quot;+&quot;;[.I36]);             [.I36]         )     ))" office:value-type="string" office:string-value="-2u+22" calcext:value-type="string">
            <text:p>-2u+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6]*[.H36]+[.I36]" office:value-type="float" office:value="6" calcext:value-type="float">
            <text:p>6</text:p>
          </table:table-cell>
          <table:table-cell table:style-name="ce1" table:formula="of:=RANDBETWEEN(MultiplierMin;MultiplierMax)" office:value-type="float" office:value="-20" calcext:value-type="float">
            <text:p>-20</text:p>
          </table:table-cell>
          <table:table-cell table:style-name="ce7" table:formula="of:=RANDBETWEEN(MultiplierMin;MultiplierMax)" office:value-type="float" office:value="-8" calcext:value-type="float">
            <text:p>-8</text:p>
          </table:table-cell>
          <table:table-cell table:style-name="ce1" table:formula="of:=RANDBETWEEN(AddendMin;AddendMax)" office:value-type="float" office:value="-28" calcext:value-type="float">
            <text:p>-28</text:p>
          </table:table-cell>
          <table:table-cell table:style-name="ce8" table:formula="of:=CONCATENATE(     [.M36];     CHAR(RANDBETWEEN(97; 122));     IF(         [.O36]=0;         &quot;&quot;;         IF(             [.O36]&gt;0;             CONCATENATE(&quot;+&quot;;[.O36]);             [.O36]         )     ))" office:value-type="string" office:string-value="-20z-28" calcext:value-type="string">
            <text:p>-20z-28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6]*[.N36]+[.O36]" office:value-type="float" office:value="132" calcext:value-type="float">
            <text:p>132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-13" calcext:value-type="float">
            <text:p>-13</text:p>
          </table:table-cell>
          <table:table-cell table:style-name="ce1" table:formula="of:=RANDBETWEEN(AddendMin;AddendMax)" office:value-type="float" office:value="-37" calcext:value-type="float">
            <text:p>-37</text:p>
          </table:table-cell>
          <table:table-cell table:style-name="ce8" table:formula="of:=CONCATENATE(     [.S36];     CHAR(RANDBETWEEN(97; 122));     IF(         [.U36]=0;         &quot;&quot;;         IF(             [.U36]&gt;0;             CONCATENATE(&quot;+&quot;;[.U36]);             [.U36]         )     ))" office:value-type="string" office:string-value="-15t-37" calcext:value-type="string">
            <text:p>-15t-3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6]*[.T36]+[.U36]" office:value-type="float" office:value="158" calcext:value-type="float">
            <text:p>158</text:p>
          </table:table-cell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9" calcext:value-type="float">
            <text:p>+9</text:p>
          </table:table-cell>
          <table:table-cell table:style-name="ce1" table:formula="of:=RANDBETWEEN(AddendMin;AddendMax)" office:value-type="float" office:value="-49" calcext:value-type="float">
            <text:p>-49</text:p>
          </table:table-cell>
          <table:table-cell table:style-name="ce8" table:formula="of:=CONCATENATE(     [.Y36];     CHAR(RANDBETWEEN(97; 122));     IF(         [.AA36]=0;         &quot;&quot;;         IF(             [.AA36]&gt;0;             CONCATENATE(&quot;+&quot;;[.AA36]);             [.AA36]         )     ))" office:value-type="string" office:string-value="-13g-49" calcext:value-type="string">
            <text:p>-13g-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6]*[.Z36]+[.AA36]" office:value-type="float" office:value="-166" calcext:value-type="float">
            <text:p>-166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19" calcext:value-type="float">
            <text:p>+19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-25" calcext:value-type="float">
            <text:p>-25</text:p>
          </table:table-cell>
          <table:table-cell table:style-name="ce8" table:formula="of:=CONCATENATE(     [.A37];     CHAR(RANDBETWEEN(97; 122));     IF(         [.C37]=0;         &quot;&quot;;         IF(             [.C37]&gt;0;             CONCATENATE(&quot;+&quot;;[.C37]);             [.C37]         )     ))" office:value-type="string" office:string-value="19p-25" calcext:value-type="string">
            <text:p>19p-2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7]*[.B37]+[.C37]" office:value-type="float" office:value="-120" calcext:value-type="float">
            <text:p>-120</text:p>
          </table:table-cell>
          <table:table-cell table:style-name="ce1" table:formula="of:=RANDBETWEEN(MultiplierMin;MultiplierMax)" office:value-type="float" office:value="-8" calcext:value-type="float">
            <text:p>-8</text:p>
          </table:table-cell>
          <table:table-cell table:style-name="ce7" table:formula="of:=RANDBETWEEN(MultiplierMin;MultiplierMax)" office:value-type="float" office:value="-4" calcext:value-type="float">
            <text:p>-4</text:p>
          </table:table-cell>
          <table:table-cell table:style-name="ce1" table:formula="of:=RANDBETWEEN(AddendMin;AddendMax)" office:value-type="float" office:value="-49" calcext:value-type="float">
            <text:p>-49</text:p>
          </table:table-cell>
          <table:table-cell table:style-name="ce8" table:formula="of:=CONCATENATE(     [.G37];     CHAR(RANDBETWEEN(97; 122));     IF(         [.I37]=0;         &quot;&quot;;         IF(             [.I37]&gt;0;             CONCATENATE(&quot;+&quot;;[.I37]);             [.I37]         )     ))" office:value-type="string" office:string-value="-8i-49" calcext:value-type="string">
            <text:p>-8i-4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7]*[.H37]+[.I37]" office:value-type="float" office:value="-17" calcext:value-type="float">
            <text:p>-17</text:p>
          </table:table-cell>
          <table:table-cell table:style-name="ce1" table:formula="of:=RANDBETWEEN(MultiplierMin;MultiplierMax)" office:value-type="float" office:value="-15" calcext:value-type="float">
            <text:p>-15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33" calcext:value-type="float">
            <text:p>+33</text:p>
          </table:table-cell>
          <table:table-cell table:style-name="ce8" table:formula="of:=CONCATENATE(     [.M37];     CHAR(RANDBETWEEN(97; 122));     IF(         [.O37]=0;         &quot;&quot;;         IF(             [.O37]&gt;0;             CONCATENATE(&quot;+&quot;;[.O37]);             [.O37]         )     ))" office:value-type="string" office:string-value="-15z+33" calcext:value-type="string">
            <text:p>-15z+33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7]*[.N37]+[.O37]" office:value-type="float" office:value="303" calcext:value-type="float">
            <text:p>303</text:p>
          </table:table-cell>
          <table:table-cell table:style-name="ce1" table:formula="of:=RANDBETWEEN(MultiplierMin;MultiplierMax)" office:value-type="float" office:value="12" calcext:value-type="float">
            <text:p>+12</text:p>
          </table:table-cell>
          <table:table-cell table:style-name="ce7" table:formula="of:=RANDBETWEEN(MultiplierMin;MultiplierMax)" office:value-type="float" office:value="-1" calcext:value-type="float">
            <text:p>-1</text:p>
          </table:table-cell>
          <table:table-cell table:style-name="ce1" table:formula="of:=RANDBETWEEN(AddendMin;AddendMax)" office:value-type="float" office:value="-4" calcext:value-type="float">
            <text:p>-4</text:p>
          </table:table-cell>
          <table:table-cell table:style-name="ce8" table:formula="of:=CONCATENATE(     [.S37];     CHAR(RANDBETWEEN(97; 122));     IF(         [.U37]=0;         &quot;&quot;;         IF(             [.U37]&gt;0;             CONCATENATE(&quot;+&quot;;[.U37]);             [.U37]         )     ))" office:value-type="string" office:string-value="12x-4" calcext:value-type="string">
            <text:p>12x-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7]*[.T37]+[.U37]" office:value-type="float" office:value="-16" calcext:value-type="float">
            <text:p>-16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-9" calcext:value-type="float">
            <text:p>-9</text:p>
          </table:table-cell>
          <table:table-cell table:style-name="ce8" table:formula="of:=CONCATENATE(     [.Y37];     CHAR(RANDBETWEEN(97; 122));     IF(         [.AA37]=0;         &quot;&quot;;         IF(             [.AA37]&gt;0;             CONCATENATE(&quot;+&quot;;[.AA37]);             [.AA37]         )     ))" office:value-type="string" office:string-value="15s-9" calcext:value-type="string">
            <text:p>15s-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7]*[.Z37]+[.AA37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20" calcext:value-type="float">
            <text:p>+20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-17" calcext:value-type="float">
            <text:p>-17</text:p>
          </table:table-cell>
          <table:table-cell table:style-name="ce8" table:formula="of:=CONCATENATE(     [.A38];     CHAR(RANDBETWEEN(97; 122));     IF(         [.C38]=0;         &quot;&quot;;         IF(             [.C38]&gt;0;             CONCATENATE(&quot;+&quot;;[.C38]);             [.C38]         )     ))" office:value-type="string" office:string-value="20q-17" calcext:value-type="string">
            <text:p>20q-1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8]*[.B38]+[.C38]" office:value-type="float" office:value="-137" calcext:value-type="float">
            <text:p>-137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4" calcext:value-type="float">
            <text:p>+4</text:p>
          </table:table-cell>
          <table:table-cell table:style-name="ce1" table:formula="of:=RANDBETWEEN(AddendMin;AddendMax)" office:value-type="float" office:value="-47" calcext:value-type="float">
            <text:p>-47</text:p>
          </table:table-cell>
          <table:table-cell table:style-name="ce8" table:formula="of:=CONCATENATE(     [.G38];     CHAR(RANDBETWEEN(97; 122));     IF(         [.I38]=0;         &quot;&quot;;         IF(             [.I38]&gt;0;             CONCATENATE(&quot;+&quot;;[.I38]);             [.I38]         )     ))" office:value-type="string" office:string-value="-4m-47" calcext:value-type="string">
            <text:p>-4m-4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8]*[.H38]+[.I38]" office:value-type="float" office:value="-63" calcext:value-type="float">
            <text:p>-63</text:p>
          </table:table-cell>
          <table:table-cell table:style-name="ce1" table:formula="of:=RANDBETWEEN(MultiplierMin;MultiplierMax)" office:value-type="float" office:value="13" calcext:value-type="float">
            <text:p>+13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M38];     CHAR(RANDBETWEEN(97; 122));     IF(         [.O38]=0;         &quot;&quot;;         IF(             [.O38]&gt;0;             CONCATENATE(&quot;+&quot;;[.O38]);             [.O38]         )     ))" office:value-type="string" office:string-value="13p+31" calcext:value-type="string">
            <text:p>13p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8]*[.N38]+[.O38]" office:value-type="float" office:value="122" calcext:value-type="float">
            <text:p>122</text:p>
          </table:table-cell>
          <table:table-cell table:style-name="ce1" table:formula="of:=RANDBETWEEN(MultiplierMin;MultiplierMax)" office:value-type="float" office:value="0" calcext:value-type="float">
            <text:p>+0</text:p>
          </table:table-cell>
          <table:table-cell table:style-name="ce7" table:formula="of:=RANDBETWEEN(MultiplierMin;MultiplierMax)" office:value-type="float" office:value="-12" calcext:value-type="float">
            <text:p>-12</text:p>
          </table:table-cell>
          <table:table-cell table:style-name="ce1" table:formula="of:=RANDBETWEEN(AddendMin;AddendMax)" office:value-type="float" office:value="-44" calcext:value-type="float">
            <text:p>-44</text:p>
          </table:table-cell>
          <table:table-cell table:style-name="ce8" table:formula="of:=CONCATENATE(     [.S38];     CHAR(RANDBETWEEN(97; 122));     IF(         [.U38]=0;         &quot;&quot;;         IF(             [.U38]&gt;0;             CONCATENATE(&quot;+&quot;;[.U38]);             [.U38]         )     ))" office:value-type="string" office:string-value="0q-44" calcext:value-type="string">
            <text:p>0q-44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8]*[.T38]+[.U38]" office:value-type="float" office:value="-44" calcext:value-type="float">
            <text:p>-44</text:p>
          </table:table-cell>
          <table:table-cell table:style-name="ce1" table:formula="of:=RANDBETWEEN(MultiplierMin;MultiplierMax)" office:value-type="float" office:value="-4" calcext:value-type="float">
            <text:p>-4</text:p>
          </table:table-cell>
          <table:table-cell table:style-name="ce7" table:formula="of:=RANDBETWEEN(MultiplierMin;MultiplierMax)" office:value-type="float" office:value="-6" calcext:value-type="float">
            <text:p>-6</text:p>
          </table:table-cell>
          <table:table-cell table:style-name="ce1" table:formula="of:=RANDBETWEEN(AddendMin;AddendMax)" office:value-type="float" office:value="-41" calcext:value-type="float">
            <text:p>-41</text:p>
          </table:table-cell>
          <table:table-cell table:style-name="ce8" table:formula="of:=CONCATENATE(     [.Y38];     CHAR(RANDBETWEEN(97; 122));     IF(         [.AA38]=0;         &quot;&quot;;         IF(             [.AA38]&gt;0;             CONCATENATE(&quot;+&quot;;[.AA38]);             [.AA38]         )     ))" office:value-type="string" office:string-value="-4b-41" calcext:value-type="string">
            <text:p>-4b-4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8]*[.Z38]+[.AA38]" office:value-type="float" office:value="-17" calcext:value-type="float">
            <text:p>-1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0" calcext:value-type="float">
            <text:p>-10</text:p>
          </table:table-cell>
          <table:table-cell table:style-name="ce7" table:formula="of:=RANDBETWEEN(MultiplierMin;MultiplierMax)" office:value-type="float" office:value="-18" calcext:value-type="float">
            <text:p>-18</text:p>
          </table:table-cell>
          <table:table-cell table:style-name="ce1" table:formula="of:=RANDBETWEEN(AddendMin;AddendMax)" office:value-type="float" office:value="-50" calcext:value-type="float">
            <text:p>-50</text:p>
          </table:table-cell>
          <table:table-cell table:style-name="ce8" table:formula="of:=CONCATENATE(     [.A39];     CHAR(RANDBETWEEN(97; 122));     IF(         [.C39]=0;         &quot;&quot;;         IF(             [.C39]&gt;0;             CONCATENATE(&quot;+&quot;;[.C39]);             [.C39]         )     ))" office:value-type="string" office:string-value="-10a-50" calcext:value-type="string">
            <text:p>-10a-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39]*[.B39]+[.C39]" office:value-type="float" office:value="130" calcext:value-type="float">
            <text:p>130</text:p>
          </table:table-cell>
          <table:table-cell table:style-name="ce1" table:formula="of:=RANDBETWEEN(MultiplierMin;MultiplierMax)" office:value-type="float" office:value="15" calcext:value-type="float">
            <text:p>+15</text:p>
          </table:table-cell>
          <table:table-cell table:style-name="ce7" table:formula="of:=RANDBETWEEN(MultiplierMin;MultiplierMax)" office:value-type="float" office:value="14" calcext:value-type="float">
            <text:p>+14</text:p>
          </table:table-cell>
          <table:table-cell table:style-name="ce1" table:formula="of:=RANDBETWEEN(AddendMin;AddendMax)" office:value-type="float" office:value="50" calcext:value-type="float">
            <text:p>+50</text:p>
          </table:table-cell>
          <table:table-cell table:style-name="ce8" table:formula="of:=CONCATENATE(     [.G39];     CHAR(RANDBETWEEN(97; 122));     IF(         [.I39]=0;         &quot;&quot;;         IF(             [.I39]&gt;0;             CONCATENATE(&quot;+&quot;;[.I39]);             [.I39]         )     ))" office:value-type="string" office:string-value="15w+50" calcext:value-type="string">
            <text:p>15w+50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39]*[.H39]+[.I39]" office:value-type="float" office:value="260" calcext:value-type="float">
            <text:p>260</text:p>
          </table:table-cell>
          <table:table-cell table:style-name="ce1" table:formula="of:=RANDBETWEEN(MultiplierMin;MultiplierMax)" office:value-type="float" office:value="6" calcext:value-type="float">
            <text:p>+6</text:p>
          </table:table-cell>
          <table:table-cell table:style-name="ce7" table:formula="of:=RANDBETWEEN(MultiplierMin;MultiplierMax)" office:value-type="float" office:value="-7" calcext:value-type="float">
            <text:p>-7</text:p>
          </table:table-cell>
          <table:table-cell table:style-name="ce1" table:formula="of:=RANDBETWEEN(AddendMin;AddendMax)" office:value-type="float" office:value="35" calcext:value-type="float">
            <text:p>+35</text:p>
          </table:table-cell>
          <table:table-cell table:style-name="ce8" table:formula="of:=CONCATENATE(     [.M39];     CHAR(RANDBETWEEN(97; 122));     IF(         [.O39]=0;         &quot;&quot;;         IF(             [.O39]&gt;0;             CONCATENATE(&quot;+&quot;;[.O39]);             [.O39]         )     ))" office:value-type="string" office:string-value="6l+35" calcext:value-type="string">
            <text:p>6l+3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39]*[.N39]+[.O39]" office:value-type="float" office:value="-7" calcext:value-type="float">
            <text:p>-7</text:p>
          </table:table-cell>
          <table:table-cell table:style-name="ce1" table:formula="of:=RANDBETWEEN(MultiplierMin;MultiplierMax)" office:value-type="float" office:value="-20" calcext:value-type="float">
            <text:p>-20</text:p>
          </table:table-cell>
          <table:table-cell table:style-name="ce7" table:formula="of:=RANDBETWEEN(MultiplierMin;MultiplierMax)" office:value-type="float" office:value="-5" calcext:value-type="float">
            <text:p>-5</text:p>
          </table:table-cell>
          <table:table-cell table:style-name="ce1" table:formula="of:=RANDBETWEEN(AddendMin;AddendMax)" office:value-type="float" office:value="5" calcext:value-type="float">
            <text:p>+5</text:p>
          </table:table-cell>
          <table:table-cell table:style-name="ce8" table:formula="of:=CONCATENATE(     [.S39];     CHAR(RANDBETWEEN(97; 122));     IF(         [.U39]=0;         &quot;&quot;;         IF(             [.U39]&gt;0;             CONCATENATE(&quot;+&quot;;[.U39]);             [.U39]         )     ))" office:value-type="string" office:string-value="-20g+5" calcext:value-type="string">
            <text:p>-20g+5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39]*[.T39]+[.U39]" office:value-type="float" office:value="105" calcext:value-type="float">
            <text:p>105</text:p>
          </table:table-cell>
          <table:table-cell table:style-name="ce1" table:formula="of:=RANDBETWEEN(MultiplierMin;MultiplierMax)" office:value-type="float" office:value="-14" calcext:value-type="float">
            <text:p>-14</text:p>
          </table:table-cell>
          <table:table-cell table:style-name="ce7" table:formula="of:=RANDBETWEEN(MultiplierMin;MultiplierMax)" office:value-type="float" office:value="-19" calcext:value-type="float">
            <text:p>-19</text:p>
          </table:table-cell>
          <table:table-cell table:style-name="ce1" table:formula="of:=RANDBETWEEN(AddendMin;AddendMax)" office:value-type="float" office:value="31" calcext:value-type="float">
            <text:p>+31</text:p>
          </table:table-cell>
          <table:table-cell table:style-name="ce8" table:formula="of:=CONCATENATE(     [.Y39];     CHAR(RANDBETWEEN(97; 122));     IF(         [.AA39]=0;         &quot;&quot;;         IF(             [.AA39]&gt;0;             CONCATENATE(&quot;+&quot;;[.AA39]);             [.AA39]         )     ))" office:value-type="string" office:string-value="-14e+31" calcext:value-type="string">
            <text:p>-14e+31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39]*[.Z39]+[.AA39]" office:value-type="float" office:value="297" calcext:value-type="float">
            <text:p>297</text:p>
          </table:table-cell>
          <table:table-cell table:number-columns-repeated="6"/>
        </table:table-row>
        <table:table-row table:style-name="ro1">
          <table:table-cell table:style-name="ce1" table:formula="of:=RANDBETWEEN(MultiplierMin;MultiplierMax)" office:value-type="float" office:value="-13" calcext:value-type="float">
            <text:p>-13</text:p>
          </table:table-cell>
          <table:table-cell table:style-name="ce7" table:formula="of:=RANDBETWEEN(MultiplierMin;MultiplierMax)" office:value-type="float" office:value="7" calcext:value-type="float">
            <text:p>+7</text:p>
          </table:table-cell>
          <table:table-cell table:style-name="ce1" table:formula="of:=RANDBETWEEN(AddendMin;AddendMax)" office:value-type="float" office:value="-46" calcext:value-type="float">
            <text:p>-46</text:p>
          </table:table-cell>
          <table:table-cell table:style-name="ce8" table:formula="of:=CONCATENATE(     [.A40];     CHAR(RANDBETWEEN(97; 122));     IF(         [.C40]=0;         &quot;&quot;;         IF(             [.C40]&gt;0;             CONCATENATE(&quot;+&quot;;[.C40]);             [.C40]         )     ))" office:value-type="string" office:string-value="-13q-46" calcext:value-type="string">
            <text:p>-13q-46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A40]*[.B40]+[.C40]" office:value-type="float" office:value="-137" calcext:value-type="float">
            <text:p>-137</text:p>
          </table:table-cell>
          <table:table-cell table:style-name="ce1" table:formula="of:=RANDBETWEEN(MultiplierMin;MultiplierMax)" office:value-type="float" office:value="-1" calcext:value-type="float">
            <text:p>-1</text:p>
          </table:table-cell>
          <table:table-cell table:style-name="ce7" table:formula="of:=RANDBETWEEN(MultiplierMin;MultiplierMax)" office:value-type="float" office:value="16" calcext:value-type="float">
            <text:p>+16</text:p>
          </table:table-cell>
          <table:table-cell table:style-name="ce1" table:formula="of:=RANDBETWEEN(AddendMin;AddendMax)" office:value-type="float" office:value="37" calcext:value-type="float">
            <text:p>+37</text:p>
          </table:table-cell>
          <table:table-cell table:style-name="ce8" table:formula="of:=CONCATENATE(     [.G40];     CHAR(RANDBETWEEN(97; 122));     IF(         [.I40]=0;         &quot;&quot;;         IF(             [.I40]&gt;0;             CONCATENATE(&quot;+&quot;;[.I40]);             [.I40]         )     ))" office:value-type="string" office:string-value="-1e+37" calcext:value-type="string">
            <text:p>-1e+37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G40]*[.H40]+[.I40]" office:value-type="float" office:value="21" calcext:value-type="float">
            <text:p>21</text:p>
          </table:table-cell>
          <table:table-cell table:style-name="ce1" table:formula="of:=RANDBETWEEN(MultiplierMin;MultiplierMax)" office:value-type="float" office:value="5" calcext:value-type="float">
            <text:p>+5</text:p>
          </table:table-cell>
          <table:table-cell table:style-name="ce7" table:formula="of:=RANDBETWEEN(MultiplierMin;MultiplierMax)" office:value-type="float" office:value="-9" calcext:value-type="float">
            <text:p>-9</text:p>
          </table:table-cell>
          <table:table-cell table:style-name="ce1" table:formula="of:=RANDBETWEEN(AddendMin;AddendMax)" office:value-type="float" office:value="-22" calcext:value-type="float">
            <text:p>-22</text:p>
          </table:table-cell>
          <table:table-cell table:style-name="ce8" table:formula="of:=CONCATENATE(     [.M40];     CHAR(RANDBETWEEN(97; 122));     IF(         [.O40]=0;         &quot;&quot;;         IF(             [.O40]&gt;0;             CONCATENATE(&quot;+&quot;;[.O40]);             [.O40]         )     ))" office:value-type="string" office:string-value="5v-22" calcext:value-type="string">
            <text:p>5v-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M40]*[.N40]+[.O40]" office:value-type="float" office:value="-67" calcext:value-type="float">
            <text:p>-67</text:p>
          </table:table-cell>
          <table:table-cell table:style-name="ce1" table:formula="of:=RANDBETWEEN(MultiplierMin;MultiplierMax)" office:value-type="float" office:value="-16" calcext:value-type="float">
            <text:p>-16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-22" calcext:value-type="float">
            <text:p>-22</text:p>
          </table:table-cell>
          <table:table-cell table:style-name="ce8" table:formula="of:=CONCATENATE(     [.S40];     CHAR(RANDBETWEEN(97; 122));     IF(         [.U40]=0;         &quot;&quot;;         IF(             [.U40]&gt;0;             CONCATENATE(&quot;+&quot;;[.U40]);             [.U40]         )     ))" office:value-type="string" office:string-value="-16f-22" calcext:value-type="string">
            <text:p>-16f-22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S40]*[.T40]+[.U40]" office:value-type="float" office:value="202" calcext:value-type="float">
            <text:p>202</text:p>
          </table:table-cell>
          <table:table-cell table:style-name="ce1" table:formula="of:=RANDBETWEEN(MultiplierMin;MultiplierMax)" office:value-type="float" office:value="-9" calcext:value-type="float">
            <text:p>-9</text:p>
          </table:table-cell>
          <table:table-cell table:style-name="ce7" table:formula="of:=RANDBETWEEN(MultiplierMin;MultiplierMax)" office:value-type="float" office:value="-14" calcext:value-type="float">
            <text:p>-14</text:p>
          </table:table-cell>
          <table:table-cell table:style-name="ce1" table:formula="of:=RANDBETWEEN(AddendMin;AddendMax)" office:value-type="float" office:value="19" calcext:value-type="float">
            <text:p>+19</text:p>
          </table:table-cell>
          <table:table-cell table:style-name="ce8" table:formula="of:=CONCATENATE(     [.Y40];     CHAR(RANDBETWEEN(97; 122));     IF(         [.AA40]=0;         &quot;&quot;;         IF(             [.AA40]&gt;0;             CONCATENATE(&quot;+&quot;;[.AA40]);             [.AA40]         )     ))" office:value-type="string" office:string-value="-9x+19" calcext:value-type="string">
            <text:p>-9x+19</text:p>
          </table:table-cell>
          <table:table-cell table:style-name="ce10" office:value-type="string" calcext:value-type="string">
            <text:p>=</text:p>
          </table:table-cell>
          <table:table-cell table:style-name="ce13" table:formula="of:=[.Y40]*[.Z40]+[.AA40]" office:value-type="float" office:value="145" calcext:value-type="float">
            <text:p>145</text:p>
          </table:table-cell>
          <table:table-cell table:number-columns-repeated="6"/>
        </table:table-row>
        <table:table-row table:style-name="ro1" table:number-rows-repeated="65496">
          <table:table-cell table:style-name="ce2" table:number-columns-repeated="3"/>
          <table:table-cell table:number-columns-repeated="33"/>
        </table:table-row>
        <table:table-row table:style-name="ro2" table:number-rows-repeated="983039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Answers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6" table:default-cell-style-name="ce2"/>
        <table:table-column table:style-name="co6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number-columns-repeated="2" table:default-cell-style-name="ce2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5" table:formula="of:=[Questions.B1]" office:value-type="float" office:value="-19" calcext:value-type="float">
            <text:p>-19</text:p>
          </table:table-cell>
          <table:table-cell table:style-name="ce15" table:formula="of:=[Questions.H1]" office:value-type="float" office:value="-10" calcext:value-type="float">
            <text:p>-10</text:p>
          </table:table-cell>
          <table:table-cell table:style-name="ce15" table:formula="of:=[Questions.N1]" office:value-type="float" office:value="-6" calcext:value-type="float">
            <text:p>-6</text:p>
          </table:table-cell>
          <table:table-cell table:style-name="ce15" table:formula="of:=[Questions.T1]" office:value-type="float" office:value="-17" calcext:value-type="float">
            <text:p>-17</text:p>
          </table:table-cell>
          <table:table-cell table:style-name="ce15" table:formula="of:=[Questions.Z1]" office:value-type="float" office:value="-13" calcext:value-type="float">
            <text:p>-1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]" office:value-type="float" office:value="-14" calcext:value-type="float">
            <text:p>-14</text:p>
          </table:table-cell>
          <table:table-cell table:style-name="ce15" table:formula="of:=[Questions.H2]" office:value-type="float" office:value="4" calcext:value-type="float">
            <text:p>+4</text:p>
          </table:table-cell>
          <table:table-cell table:style-name="ce15" table:formula="of:=[Questions.N2]" office:value-type="float" office:value="-12" calcext:value-type="float">
            <text:p>-12</text:p>
          </table:table-cell>
          <table:table-cell table:style-name="ce15" table:formula="of:=[Questions.T2]" office:value-type="float" office:value="17" calcext:value-type="float">
            <text:p>+17</text:p>
          </table:table-cell>
          <table:table-cell table:style-name="ce15" table:formula="of:=[Questions.Z2]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]" office:value-type="float" office:value="18" calcext:value-type="float">
            <text:p>+18</text:p>
          </table:table-cell>
          <table:table-cell table:style-name="ce15" table:formula="of:=[Questions.H3]" office:value-type="float" office:value="20" calcext:value-type="float">
            <text:p>+20</text:p>
          </table:table-cell>
          <table:table-cell table:style-name="ce15" table:formula="of:=[Questions.N3]" office:value-type="float" office:value="-2" calcext:value-type="float">
            <text:p>-2</text:p>
          </table:table-cell>
          <table:table-cell table:style-name="ce15" table:formula="of:=[Questions.T3]" office:value-type="float" office:value="9" calcext:value-type="float">
            <text:p>+9</text:p>
          </table:table-cell>
          <table:table-cell table:style-name="ce15" table:formula="of:=[Questions.Z3]" office:value-type="float" office:value="9" calcext:value-type="float">
            <text:p>+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4]" office:value-type="float" office:value="11" calcext:value-type="float">
            <text:p>+11</text:p>
          </table:table-cell>
          <table:table-cell table:style-name="ce15" table:formula="of:=[Questions.H4]" office:value-type="float" office:value="3" calcext:value-type="float">
            <text:p>+3</text:p>
          </table:table-cell>
          <table:table-cell table:style-name="ce15" table:formula="of:=[Questions.N4]" office:value-type="float" office:value="0" calcext:value-type="float">
            <text:p>+0</text:p>
          </table:table-cell>
          <table:table-cell table:style-name="ce15" table:formula="of:=[Questions.T4]" office:value-type="float" office:value="-14" calcext:value-type="float">
            <text:p>-14</text:p>
          </table:table-cell>
          <table:table-cell table:style-name="ce15" table:formula="of:=[Questions.Z4]" office:value-type="float" office:value="-14" calcext:value-type="float">
            <text:p>-1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5]" office:value-type="float" office:value="14" calcext:value-type="float">
            <text:p>+14</text:p>
          </table:table-cell>
          <table:table-cell table:style-name="ce15" table:formula="of:=[Questions.H5]" office:value-type="float" office:value="16" calcext:value-type="float">
            <text:p>+16</text:p>
          </table:table-cell>
          <table:table-cell table:style-name="ce15" table:formula="of:=[Questions.N5]" office:value-type="float" office:value="-13" calcext:value-type="float">
            <text:p>-13</text:p>
          </table:table-cell>
          <table:table-cell table:style-name="ce15" table:formula="of:=[Questions.T5]" office:value-type="float" office:value="-16" calcext:value-type="float">
            <text:p>-16</text:p>
          </table:table-cell>
          <table:table-cell table:style-name="ce15" table:formula="of:=[Questions.Z5]" office:value-type="float" office:value="2" calcext:value-type="float">
            <text:p>+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6]" office:value-type="float" office:value="15" calcext:value-type="float">
            <text:p>+15</text:p>
          </table:table-cell>
          <table:table-cell table:style-name="ce15" table:formula="of:=[Questions.H6]" office:value-type="float" office:value="-7" calcext:value-type="float">
            <text:p>-7</text:p>
          </table:table-cell>
          <table:table-cell table:style-name="ce15" table:formula="of:=[Questions.N6]" office:value-type="float" office:value="-8" calcext:value-type="float">
            <text:p>-8</text:p>
          </table:table-cell>
          <table:table-cell table:style-name="ce15" table:formula="of:=[Questions.T6]" office:value-type="float" office:value="-14" calcext:value-type="float">
            <text:p>-14</text:p>
          </table:table-cell>
          <table:table-cell table:style-name="ce15" table:formula="of:=[Questions.Z6]" office:value-type="float" office:value="-9" calcext:value-type="float">
            <text:p>-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7]" office:value-type="float" office:value="6" calcext:value-type="float">
            <text:p>+6</text:p>
          </table:table-cell>
          <table:table-cell table:style-name="ce15" table:formula="of:=[Questions.H7]" office:value-type="float" office:value="-15" calcext:value-type="float">
            <text:p>-15</text:p>
          </table:table-cell>
          <table:table-cell table:style-name="ce15" table:formula="of:=[Questions.N7]" office:value-type="float" office:value="17" calcext:value-type="float">
            <text:p>+17</text:p>
          </table:table-cell>
          <table:table-cell table:style-name="ce15" table:formula="of:=[Questions.T7]" office:value-type="float" office:value="-1" calcext:value-type="float">
            <text:p>-1</text:p>
          </table:table-cell>
          <table:table-cell table:style-name="ce15" table:formula="of:=[Questions.Z7]" office:value-type="float" office:value="3" calcext:value-type="float">
            <text:p>+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8]" office:value-type="float" office:value="16" calcext:value-type="float">
            <text:p>+16</text:p>
          </table:table-cell>
          <table:table-cell table:style-name="ce15" table:formula="of:=[Questions.H8]" office:value-type="float" office:value="-3" calcext:value-type="float">
            <text:p>-3</text:p>
          </table:table-cell>
          <table:table-cell table:style-name="ce15" table:formula="of:=[Questions.N8]" office:value-type="float" office:value="-19" calcext:value-type="float">
            <text:p>-19</text:p>
          </table:table-cell>
          <table:table-cell table:style-name="ce15" table:formula="of:=[Questions.T8]" office:value-type="float" office:value="16" calcext:value-type="float">
            <text:p>+16</text:p>
          </table:table-cell>
          <table:table-cell table:style-name="ce15" table:formula="of:=[Questions.Z8]" office:value-type="float" office:value="13" calcext:value-type="float">
            <text:p>+1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9]" office:value-type="float" office:value="-1" calcext:value-type="float">
            <text:p>-1</text:p>
          </table:table-cell>
          <table:table-cell table:style-name="ce15" table:formula="of:=[Questions.H9]" office:value-type="float" office:value="16" calcext:value-type="float">
            <text:p>+16</text:p>
          </table:table-cell>
          <table:table-cell table:style-name="ce15" table:formula="of:=[Questions.N9]" office:value-type="float" office:value="-20" calcext:value-type="float">
            <text:p>-20</text:p>
          </table:table-cell>
          <table:table-cell table:style-name="ce15" table:formula="of:=[Questions.T9]" office:value-type="float" office:value="1" calcext:value-type="float">
            <text:p>+1</text:p>
          </table:table-cell>
          <table:table-cell table:style-name="ce15" table:formula="of:=[Questions.Z9]"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0]" office:value-type="float" office:value="-18" calcext:value-type="float">
            <text:p>-18</text:p>
          </table:table-cell>
          <table:table-cell table:style-name="ce15" table:formula="of:=[Questions.H10]" office:value-type="float" office:value="14" calcext:value-type="float">
            <text:p>+14</text:p>
          </table:table-cell>
          <table:table-cell table:style-name="ce15" table:formula="of:=[Questions.N10]" office:value-type="float" office:value="-4" calcext:value-type="float">
            <text:p>-4</text:p>
          </table:table-cell>
          <table:table-cell table:style-name="ce15" table:formula="of:=[Questions.T10]" office:value-type="float" office:value="0" calcext:value-type="float">
            <text:p>+0</text:p>
          </table:table-cell>
          <table:table-cell table:style-name="ce15" table:formula="of:=[Questions.Z10]" office:value-type="float" office:value="20" calcext:value-type="float">
            <text:p>+2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1]" office:value-type="float" office:value="-1" calcext:value-type="float">
            <text:p>-1</text:p>
          </table:table-cell>
          <table:table-cell table:style-name="ce15" table:formula="of:=[Questions.H11]" office:value-type="float" office:value="-2" calcext:value-type="float">
            <text:p>-2</text:p>
          </table:table-cell>
          <table:table-cell table:style-name="ce15" table:formula="of:=[Questions.N11]" office:value-type="float" office:value="15" calcext:value-type="float">
            <text:p>+15</text:p>
          </table:table-cell>
          <table:table-cell table:style-name="ce15" table:formula="of:=[Questions.T11]" office:value-type="float" office:value="-10" calcext:value-type="float">
            <text:p>-10</text:p>
          </table:table-cell>
          <table:table-cell table:style-name="ce15" table:formula="of:=[Questions.Z11]" office:value-type="float" office:value="-9" calcext:value-type="float">
            <text:p>-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2]" office:value-type="float" office:value="15" calcext:value-type="float">
            <text:p>+15</text:p>
          </table:table-cell>
          <table:table-cell table:style-name="ce15" table:formula="of:=[Questions.H12]" office:value-type="float" office:value="11" calcext:value-type="float">
            <text:p>+11</text:p>
          </table:table-cell>
          <table:table-cell table:style-name="ce15" table:formula="of:=[Questions.N12]" office:value-type="float" office:value="-6" calcext:value-type="float">
            <text:p>-6</text:p>
          </table:table-cell>
          <table:table-cell table:style-name="ce15" table:formula="of:=[Questions.T12]" office:value-type="float" office:value="-17" calcext:value-type="float">
            <text:p>-17</text:p>
          </table:table-cell>
          <table:table-cell table:style-name="ce15" table:formula="of:=[Questions.Z12]" office:value-type="float" office:value="-5" calcext:value-type="float">
            <text:p>-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3]" office:value-type="float" office:value="8" calcext:value-type="float">
            <text:p>+8</text:p>
          </table:table-cell>
          <table:table-cell table:style-name="ce15" table:formula="of:=[Questions.H13]" office:value-type="float" office:value="10" calcext:value-type="float">
            <text:p>+10</text:p>
          </table:table-cell>
          <table:table-cell table:style-name="ce15" table:formula="of:=[Questions.N13]" office:value-type="float" office:value="-6" calcext:value-type="float">
            <text:p>-6</text:p>
          </table:table-cell>
          <table:table-cell table:style-name="ce15" table:formula="of:=[Questions.T13]" office:value-type="float" office:value="-8" calcext:value-type="float">
            <text:p>-8</text:p>
          </table:table-cell>
          <table:table-cell table:style-name="ce15" table:formula="of:=[Questions.Z13]" office:value-type="float" office:value="-5" calcext:value-type="float">
            <text:p>-5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4]" office:value-type="float" office:value="-7" calcext:value-type="float">
            <text:p>-7</text:p>
          </table:table-cell>
          <table:table-cell table:style-name="ce15" table:formula="of:=[Questions.H14]" office:value-type="float" office:value="-7" calcext:value-type="float">
            <text:p>-7</text:p>
          </table:table-cell>
          <table:table-cell table:style-name="ce15" table:formula="of:=[Questions.N14]" office:value-type="float" office:value="19" calcext:value-type="float">
            <text:p>+19</text:p>
          </table:table-cell>
          <table:table-cell table:style-name="ce15" table:formula="of:=[Questions.T14]" office:value-type="float" office:value="-16" calcext:value-type="float">
            <text:p>-16</text:p>
          </table:table-cell>
          <table:table-cell table:style-name="ce15" table:formula="of:=[Questions.Z14]" office:value-type="float" office:value="17" calcext:value-type="float">
            <text:p>+1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5]" office:value-type="float" office:value="-8" calcext:value-type="float">
            <text:p>-8</text:p>
          </table:table-cell>
          <table:table-cell table:style-name="ce15" table:formula="of:=[Questions.H15]" office:value-type="float" office:value="-8" calcext:value-type="float">
            <text:p>-8</text:p>
          </table:table-cell>
          <table:table-cell table:style-name="ce15" table:formula="of:=[Questions.N15]" office:value-type="float" office:value="20" calcext:value-type="float">
            <text:p>+20</text:p>
          </table:table-cell>
          <table:table-cell table:style-name="ce15" table:formula="of:=[Questions.T15]" office:value-type="float" office:value="-16" calcext:value-type="float">
            <text:p>-16</text:p>
          </table:table-cell>
          <table:table-cell table:style-name="ce15" table:formula="of:=[Questions.Z15]" office:value-type="float" office:value="-4" calcext:value-type="float">
            <text:p>-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6]" office:value-type="float" office:value="4" calcext:value-type="float">
            <text:p>+4</text:p>
          </table:table-cell>
          <table:table-cell table:style-name="ce15" table:formula="of:=[Questions.H16]" office:value-type="float" office:value="17" calcext:value-type="float">
            <text:p>+17</text:p>
          </table:table-cell>
          <table:table-cell table:style-name="ce15" table:formula="of:=[Questions.N16]" office:value-type="float" office:value="13" calcext:value-type="float">
            <text:p>+13</text:p>
          </table:table-cell>
          <table:table-cell table:style-name="ce15" table:formula="of:=[Questions.T16]" office:value-type="float" office:value="-14" calcext:value-type="float">
            <text:p>-14</text:p>
          </table:table-cell>
          <table:table-cell table:style-name="ce15" table:formula="of:=[Questions.Z16]" office:value-type="float" office:value="13" calcext:value-type="float">
            <text:p>+1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7]" office:value-type="float" office:value="7" calcext:value-type="float">
            <text:p>+7</text:p>
          </table:table-cell>
          <table:table-cell table:style-name="ce15" table:formula="of:=[Questions.H17]" office:value-type="float" office:value="2" calcext:value-type="float">
            <text:p>+2</text:p>
          </table:table-cell>
          <table:table-cell table:style-name="ce15" table:formula="of:=[Questions.N17]" office:value-type="float" office:value="18" calcext:value-type="float">
            <text:p>+18</text:p>
          </table:table-cell>
          <table:table-cell table:style-name="ce15" table:formula="of:=[Questions.T17]" office:value-type="float" office:value="-13" calcext:value-type="float">
            <text:p>-13</text:p>
          </table:table-cell>
          <table:table-cell table:style-name="ce15" table:formula="of:=[Questions.Z17]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8]" office:value-type="float" office:value="-7" calcext:value-type="float">
            <text:p>-7</text:p>
          </table:table-cell>
          <table:table-cell table:style-name="ce15" table:formula="of:=[Questions.H18]" office:value-type="float" office:value="20" calcext:value-type="float">
            <text:p>+20</text:p>
          </table:table-cell>
          <table:table-cell table:style-name="ce15" table:formula="of:=[Questions.N18]" office:value-type="float" office:value="-8" calcext:value-type="float">
            <text:p>-8</text:p>
          </table:table-cell>
          <table:table-cell table:style-name="ce15" table:formula="of:=[Questions.T18]" office:value-type="float" office:value="-18" calcext:value-type="float">
            <text:p>-18</text:p>
          </table:table-cell>
          <table:table-cell table:style-name="ce15" table:formula="of:=[Questions.Z18]" office:value-type="float" office:value="8" calcext:value-type="float">
            <text:p>+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19]" office:value-type="float" office:value="17" calcext:value-type="float">
            <text:p>+17</text:p>
          </table:table-cell>
          <table:table-cell table:style-name="ce15" table:formula="of:=[Questions.H19]" office:value-type="float" office:value="11" calcext:value-type="float">
            <text:p>+11</text:p>
          </table:table-cell>
          <table:table-cell table:style-name="ce15" table:formula="of:=[Questions.N19]" office:value-type="float" office:value="9" calcext:value-type="float">
            <text:p>+9</text:p>
          </table:table-cell>
          <table:table-cell table:style-name="ce15" table:formula="of:=[Questions.T19]" office:value-type="float" office:value="-5" calcext:value-type="float">
            <text:p>-5</text:p>
          </table:table-cell>
          <table:table-cell table:style-name="ce15" table:formula="of:=[Questions.Z19]" office:value-type="float" office:value="-16" calcext:value-type="float">
            <text:p>-1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0]" office:value-type="float" office:value="14" calcext:value-type="float">
            <text:p>+14</text:p>
          </table:table-cell>
          <table:table-cell table:style-name="ce15" table:formula="of:=[Questions.H20]" office:value-type="float" office:value="16" calcext:value-type="float">
            <text:p>+16</text:p>
          </table:table-cell>
          <table:table-cell table:style-name="ce15" table:formula="of:=[Questions.N20]" office:value-type="float" office:value="-9" calcext:value-type="float">
            <text:p>-9</text:p>
          </table:table-cell>
          <table:table-cell table:style-name="ce15" table:formula="of:=[Questions.T20]" office:value-type="float" office:value="0" calcext:value-type="float">
            <text:p>+0</text:p>
          </table:table-cell>
          <table:table-cell table:style-name="ce15" table:formula="of:=[Questions.Z20]" office:value-type="float" office:value="11" calcext:value-type="float">
            <text:p>+1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1]" office:value-type="float" office:value="14" calcext:value-type="float">
            <text:p>+14</text:p>
          </table:table-cell>
          <table:table-cell table:style-name="ce15" table:formula="of:=[Questions.H21]" office:value-type="float" office:value="11" calcext:value-type="float">
            <text:p>+11</text:p>
          </table:table-cell>
          <table:table-cell table:style-name="ce15" table:formula="of:=[Questions.N21]" office:value-type="float" office:value="-1" calcext:value-type="float">
            <text:p>-1</text:p>
          </table:table-cell>
          <table:table-cell table:style-name="ce15" table:formula="of:=[Questions.T21]" office:value-type="float" office:value="-6" calcext:value-type="float">
            <text:p>-6</text:p>
          </table:table-cell>
          <table:table-cell table:style-name="ce15" table:formula="of:=[Questions.Z21]" office:value-type="float" office:value="1" calcext:value-type="float">
            <text:p>+1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2]" office:value-type="float" office:value="-13" calcext:value-type="float">
            <text:p>-13</text:p>
          </table:table-cell>
          <table:table-cell table:style-name="ce15" table:formula="of:=[Questions.H22]" office:value-type="float" office:value="4" calcext:value-type="float">
            <text:p>+4</text:p>
          </table:table-cell>
          <table:table-cell table:style-name="ce15" table:formula="of:=[Questions.N22]" office:value-type="float" office:value="0" calcext:value-type="float">
            <text:p>+0</text:p>
          </table:table-cell>
          <table:table-cell table:style-name="ce15" table:formula="of:=[Questions.T22]" office:value-type="float" office:value="16" calcext:value-type="float">
            <text:p>+16</text:p>
          </table:table-cell>
          <table:table-cell table:style-name="ce15" table:formula="of:=[Questions.Z22]" office:value-type="float" office:value="-8" calcext:value-type="float">
            <text:p>-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3]" office:value-type="float" office:value="-13" calcext:value-type="float">
            <text:p>-13</text:p>
          </table:table-cell>
          <table:table-cell table:style-name="ce15" table:formula="of:=[Questions.H23]" office:value-type="float" office:value="20" calcext:value-type="float">
            <text:p>+20</text:p>
          </table:table-cell>
          <table:table-cell table:style-name="ce15" table:formula="of:=[Questions.N23]" office:value-type="float" office:value="-10" calcext:value-type="float">
            <text:p>-10</text:p>
          </table:table-cell>
          <table:table-cell table:style-name="ce15" table:formula="of:=[Questions.T23]" office:value-type="float" office:value="8" calcext:value-type="float">
            <text:p>+8</text:p>
          </table:table-cell>
          <table:table-cell table:style-name="ce15" table:formula="of:=[Questions.Z23]" office:value-type="float" office:value="19" calcext:value-type="float">
            <text:p>+1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4]" office:value-type="float" office:value="13" calcext:value-type="float">
            <text:p>+13</text:p>
          </table:table-cell>
          <table:table-cell table:style-name="ce15" table:formula="of:=[Questions.H24]" office:value-type="float" office:value="12" calcext:value-type="float">
            <text:p>+12</text:p>
          </table:table-cell>
          <table:table-cell table:style-name="ce15" table:formula="of:=[Questions.N24]" office:value-type="float" office:value="14" calcext:value-type="float">
            <text:p>+14</text:p>
          </table:table-cell>
          <table:table-cell table:style-name="ce15" table:formula="of:=[Questions.T24]" office:value-type="float" office:value="17" calcext:value-type="float">
            <text:p>+17</text:p>
          </table:table-cell>
          <table:table-cell table:style-name="ce15" table:formula="of:=[Questions.Z24]" office:value-type="float" office:value="10" calcext:value-type="float">
            <text:p>+1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5]" office:value-type="float" office:value="11" calcext:value-type="float">
            <text:p>+11</text:p>
          </table:table-cell>
          <table:table-cell table:style-name="ce15" table:formula="of:=[Questions.H25]" office:value-type="float" office:value="-16" calcext:value-type="float">
            <text:p>-16</text:p>
          </table:table-cell>
          <table:table-cell table:style-name="ce15" table:formula="of:=[Questions.N25]" office:value-type="float" office:value="7" calcext:value-type="float">
            <text:p>+7</text:p>
          </table:table-cell>
          <table:table-cell table:style-name="ce15" table:formula="of:=[Questions.T25]" office:value-type="float" office:value="-4" calcext:value-type="float">
            <text:p>-4</text:p>
          </table:table-cell>
          <table:table-cell table:style-name="ce15" table:formula="of:=[Questions.Z25]" office:value-type="float" office:value="-12" calcext:value-type="float">
            <text:p>-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6]" office:value-type="float" office:value="-6" calcext:value-type="float">
            <text:p>-6</text:p>
          </table:table-cell>
          <table:table-cell table:style-name="ce15" table:formula="of:=[Questions.H26]" office:value-type="float" office:value="-8" calcext:value-type="float">
            <text:p>-8</text:p>
          </table:table-cell>
          <table:table-cell table:style-name="ce15" table:formula="of:=[Questions.N26]" office:value-type="float" office:value="-4" calcext:value-type="float">
            <text:p>-4</text:p>
          </table:table-cell>
          <table:table-cell table:style-name="ce15" table:formula="of:=[Questions.T26]" office:value-type="float" office:value="-2" calcext:value-type="float">
            <text:p>-2</text:p>
          </table:table-cell>
          <table:table-cell table:style-name="ce15" table:formula="of:=[Questions.Z26]" office:value-type="float" office:value="-16" calcext:value-type="float">
            <text:p>-1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7]" office:value-type="float" office:value="-3" calcext:value-type="float">
            <text:p>-3</text:p>
          </table:table-cell>
          <table:table-cell table:style-name="ce15" table:formula="of:=[Questions.H27]" office:value-type="float" office:value="-7" calcext:value-type="float">
            <text:p>-7</text:p>
          </table:table-cell>
          <table:table-cell table:style-name="ce15" table:formula="of:=[Questions.N27]" office:value-type="float" office:value="-1" calcext:value-type="float">
            <text:p>-1</text:p>
          </table:table-cell>
          <table:table-cell table:style-name="ce15" table:formula="of:=[Questions.T27]" office:value-type="float" office:value="-13" calcext:value-type="float">
            <text:p>-13</text:p>
          </table:table-cell>
          <table:table-cell table:style-name="ce15" table:formula="of:=[Questions.Z27]" office:value-type="float" office:value="2" calcext:value-type="float">
            <text:p>+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8]" office:value-type="float" office:value="-17" calcext:value-type="float">
            <text:p>-17</text:p>
          </table:table-cell>
          <table:table-cell table:style-name="ce15" table:formula="of:=[Questions.H28]" office:value-type="float" office:value="-7" calcext:value-type="float">
            <text:p>-7</text:p>
          </table:table-cell>
          <table:table-cell table:style-name="ce15" table:formula="of:=[Questions.N28]" office:value-type="float" office:value="-2" calcext:value-type="float">
            <text:p>-2</text:p>
          </table:table-cell>
          <table:table-cell table:style-name="ce15" table:formula="of:=[Questions.T28]" office:value-type="float" office:value="10" calcext:value-type="float">
            <text:p>+10</text:p>
          </table:table-cell>
          <table:table-cell table:style-name="ce15" table:formula="of:=[Questions.Z28]" office:value-type="float" office:value="-9" calcext:value-type="float">
            <text:p>-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29]" office:value-type="float" office:value="-2" calcext:value-type="float">
            <text:p>-2</text:p>
          </table:table-cell>
          <table:table-cell table:style-name="ce15" table:formula="of:=[Questions.H29]" office:value-type="float" office:value="-7" calcext:value-type="float">
            <text:p>-7</text:p>
          </table:table-cell>
          <table:table-cell table:style-name="ce15" table:formula="of:=[Questions.N29]" office:value-type="float" office:value="-4" calcext:value-type="float">
            <text:p>-4</text:p>
          </table:table-cell>
          <table:table-cell table:style-name="ce15" table:formula="of:=[Questions.T29]" office:value-type="float" office:value="-6" calcext:value-type="float">
            <text:p>-6</text:p>
          </table:table-cell>
          <table:table-cell table:style-name="ce15" table:formula="of:=[Questions.Z29]" office:value-type="float" office:value="16" calcext:value-type="float">
            <text:p>+1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0]" office:value-type="float" office:value="4" calcext:value-type="float">
            <text:p>+4</text:p>
          </table:table-cell>
          <table:table-cell table:style-name="ce15" table:formula="of:=[Questions.H30]" office:value-type="float" office:value="6" calcext:value-type="float">
            <text:p>+6</text:p>
          </table:table-cell>
          <table:table-cell table:style-name="ce15" table:formula="of:=[Questions.N30]" office:value-type="float" office:value="7" calcext:value-type="float">
            <text:p>+7</text:p>
          </table:table-cell>
          <table:table-cell table:style-name="ce15" table:formula="of:=[Questions.T30]" office:value-type="float" office:value="-4" calcext:value-type="float">
            <text:p>-4</text:p>
          </table:table-cell>
          <table:table-cell table:style-name="ce15" table:formula="of:=[Questions.Z30]" office:value-type="float" office:value="-10" calcext:value-type="float">
            <text:p>-1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1]" office:value-type="float" office:value="2" calcext:value-type="float">
            <text:p>+2</text:p>
          </table:table-cell>
          <table:table-cell table:style-name="ce15" table:formula="of:=[Questions.H31]" office:value-type="float" office:value="7" calcext:value-type="float">
            <text:p>+7</text:p>
          </table:table-cell>
          <table:table-cell table:style-name="ce15" table:formula="of:=[Questions.N31]" office:value-type="float" office:value="9" calcext:value-type="float">
            <text:p>+9</text:p>
          </table:table-cell>
          <table:table-cell table:style-name="ce15" table:formula="of:=[Questions.T31]" office:value-type="float" office:value="-10" calcext:value-type="float">
            <text:p>-10</text:p>
          </table:table-cell>
          <table:table-cell table:style-name="ce15" table:formula="of:=[Questions.Z31]" office:value-type="float" office:value="-3" calcext:value-type="float">
            <text:p>-3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2]" office:value-type="float" office:value="-14" calcext:value-type="float">
            <text:p>-14</text:p>
          </table:table-cell>
          <table:table-cell table:style-name="ce15" table:formula="of:=[Questions.H32]" office:value-type="float" office:value="1" calcext:value-type="float">
            <text:p>+1</text:p>
          </table:table-cell>
          <table:table-cell table:style-name="ce15" table:formula="of:=[Questions.N32]" office:value-type="float" office:value="-1" calcext:value-type="float">
            <text:p>-1</text:p>
          </table:table-cell>
          <table:table-cell table:style-name="ce15" table:formula="of:=[Questions.T32]" office:value-type="float" office:value="10" calcext:value-type="float">
            <text:p>+10</text:p>
          </table:table-cell>
          <table:table-cell table:style-name="ce15" table:formula="of:=[Questions.Z32]" office:value-type="float" office:value="-18" calcext:value-type="float">
            <text:p>-1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3]" office:value-type="float" office:value="-8" calcext:value-type="float">
            <text:p>-8</text:p>
          </table:table-cell>
          <table:table-cell table:style-name="ce15" table:formula="of:=[Questions.H33]" office:value-type="float" office:value="-13" calcext:value-type="float">
            <text:p>-13</text:p>
          </table:table-cell>
          <table:table-cell table:style-name="ce15" table:formula="of:=[Questions.N33]" office:value-type="float" office:value="-8" calcext:value-type="float">
            <text:p>-8</text:p>
          </table:table-cell>
          <table:table-cell table:style-name="ce15" table:formula="of:=[Questions.T33]" office:value-type="float" office:value="-10" calcext:value-type="float">
            <text:p>-10</text:p>
          </table:table-cell>
          <table:table-cell table:style-name="ce15" table:formula="of:=[Questions.Z33]" office:value-type="float" office:value="18" calcext:value-type="float">
            <text:p>+18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4]" office:value-type="float" office:value="17" calcext:value-type="float">
            <text:p>+17</text:p>
          </table:table-cell>
          <table:table-cell table:style-name="ce15" table:formula="of:=[Questions.H34]" office:value-type="float" office:value="-5" calcext:value-type="float">
            <text:p>-5</text:p>
          </table:table-cell>
          <table:table-cell table:style-name="ce15" table:formula="of:=[Questions.N34]" office:value-type="float" office:value="8" calcext:value-type="float">
            <text:p>+8</text:p>
          </table:table-cell>
          <table:table-cell table:style-name="ce15" table:formula="of:=[Questions.T34]" office:value-type="float" office:value="3" calcext:value-type="float">
            <text:p>+3</text:p>
          </table:table-cell>
          <table:table-cell table:style-name="ce15" table:formula="of:=[Questions.Z34]" office:value-type="float" office:value="12" calcext:value-type="float">
            <text:p>+12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5]" office:value-type="float" office:value="19" calcext:value-type="float">
            <text:p>+19</text:p>
          </table:table-cell>
          <table:table-cell table:style-name="ce15" table:formula="of:=[Questions.H35]" office:value-type="float" office:value="-20" calcext:value-type="float">
            <text:p>-20</text:p>
          </table:table-cell>
          <table:table-cell table:style-name="ce15" table:formula="of:=[Questions.N35]" office:value-type="float" office:value="19" calcext:value-type="float">
            <text:p>+19</text:p>
          </table:table-cell>
          <table:table-cell table:style-name="ce15" table:formula="of:=[Questions.T35]" office:value-type="float" office:value="13" calcext:value-type="float">
            <text:p>+13</text:p>
          </table:table-cell>
          <table:table-cell table:style-name="ce15" table:formula="of:=[Questions.Z35]" office:value-type="float" office:value="17" calcext:value-type="float">
            <text:p>+17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6]" office:value-type="float" office:value="20" calcext:value-type="float">
            <text:p>+20</text:p>
          </table:table-cell>
          <table:table-cell table:style-name="ce15" table:formula="of:=[Questions.H36]" office:value-type="float" office:value="8" calcext:value-type="float">
            <text:p>+8</text:p>
          </table:table-cell>
          <table:table-cell table:style-name="ce15" table:formula="of:=[Questions.N36]" office:value-type="float" office:value="-8" calcext:value-type="float">
            <text:p>-8</text:p>
          </table:table-cell>
          <table:table-cell table:style-name="ce15" table:formula="of:=[Questions.T36]" office:value-type="float" office:value="-13" calcext:value-type="float">
            <text:p>-13</text:p>
          </table:table-cell>
          <table:table-cell table:style-name="ce15" table:formula="of:=[Questions.Z36]" office:value-type="float" office:value="9" calcext:value-type="float">
            <text:p>+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7]" office:value-type="float" office:value="-5" calcext:value-type="float">
            <text:p>-5</text:p>
          </table:table-cell>
          <table:table-cell table:style-name="ce15" table:formula="of:=[Questions.H37]" office:value-type="float" office:value="-4" calcext:value-type="float">
            <text:p>-4</text:p>
          </table:table-cell>
          <table:table-cell table:style-name="ce15" table:formula="of:=[Questions.N37]" office:value-type="float" office:value="-18" calcext:value-type="float">
            <text:p>-18</text:p>
          </table:table-cell>
          <table:table-cell table:style-name="ce15" table:formula="of:=[Questions.T37]" office:value-type="float" office:value="-1" calcext:value-type="float">
            <text:p>-1</text:p>
          </table:table-cell>
          <table:table-cell table:style-name="ce15" table:formula="of:=[Questions.Z37]" office:value-type="float" office:value="4" calcext:value-type="float">
            <text:p>+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8]" office:value-type="float" office:value="-6" calcext:value-type="float">
            <text:p>-6</text:p>
          </table:table-cell>
          <table:table-cell table:style-name="ce15" table:formula="of:=[Questions.H38]" office:value-type="float" office:value="4" calcext:value-type="float">
            <text:p>+4</text:p>
          </table:table-cell>
          <table:table-cell table:style-name="ce15" table:formula="of:=[Questions.N38]" office:value-type="float" office:value="7" calcext:value-type="float">
            <text:p>+7</text:p>
          </table:table-cell>
          <table:table-cell table:style-name="ce15" table:formula="of:=[Questions.T38]" office:value-type="float" office:value="-12" calcext:value-type="float">
            <text:p>-12</text:p>
          </table:table-cell>
          <table:table-cell table:style-name="ce15" table:formula="of:=[Questions.Z38]" office:value-type="float" office:value="-6" calcext:value-type="float">
            <text:p>-6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39]" office:value-type="float" office:value="-18" calcext:value-type="float">
            <text:p>-18</text:p>
          </table:table-cell>
          <table:table-cell table:style-name="ce15" table:formula="of:=[Questions.H39]" office:value-type="float" office:value="14" calcext:value-type="float">
            <text:p>+14</text:p>
          </table:table-cell>
          <table:table-cell table:style-name="ce15" table:formula="of:=[Questions.N39]" office:value-type="float" office:value="-7" calcext:value-type="float">
            <text:p>-7</text:p>
          </table:table-cell>
          <table:table-cell table:style-name="ce15" table:formula="of:=[Questions.T39]" office:value-type="float" office:value="-5" calcext:value-type="float">
            <text:p>-5</text:p>
          </table:table-cell>
          <table:table-cell table:style-name="ce15" table:formula="of:=[Questions.Z39]" office:value-type="float" office:value="-19" calcext:value-type="float">
            <text:p>-19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5" table:formula="of:=[Questions.B40]" office:value-type="float" office:value="7" calcext:value-type="float">
            <text:p>+7</text:p>
          </table:table-cell>
          <table:table-cell table:style-name="ce15" table:formula="of:=[Questions.H40]" office:value-type="float" office:value="16" calcext:value-type="float">
            <text:p>+16</text:p>
          </table:table-cell>
          <table:table-cell table:style-name="ce15" table:formula="of:=[Questions.N40]" office:value-type="float" office:value="-9" calcext:value-type="float">
            <text:p>-9</text:p>
          </table:table-cell>
          <table:table-cell table:style-name="ce15" table:formula="of:=[Questions.T40]" office:value-type="float" office:value="-14" calcext:value-type="float">
            <text:p>-14</text:p>
          </table:table-cell>
          <table:table-cell table:style-name="ce15" table:formula="of:=[Questions.Z40]" office:value-type="float" office:value="-14" calcext:value-type="float">
            <text:p>-14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6549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>
        <table:named-expression table:name="AddendMax" table:base-cell-address="$Questions.$C$1" table:expression="50"/>
        <table:named-expression table:name="AddendMin" table:base-cell-address="$Questions.$C$1" table:expression="-50"/>
        <table:named-expression table:name="MultiplierMax" table:base-cell-address="$Questions.$C$1" table:expression="20"/>
        <table:named-expression table:name="MultiplierMin" table:base-cell-address="$Questions.$C$1" table:expression="-2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-</number:text>
      <number:number number:decimal-places="0" number:min-decimal-places="0" number:min-integer-digits="1"/>
    </number:number-style>
    <number:number-style style:name="N131P1" style:volatile="true"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style:text-properties fo:color="#ff0000"/>
      <number:text>-</number:text>
      <number:number number:decimal-places="0" number:min-decimal-places="0" number:min-integer-digits="1"/>
    </number:number-style>
    <number:number-style style:name="N133">
      <style:text-properties fo:color="#0000ff"/>
      <number:text>+</number:text>
      <number:number number:decimal-places="0" number:min-decimal-places="0" number:min-integer-digits="1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>+</number:text>
      <number:number number:decimal-places="0" number:min-decimal-places="0" number:min-integer-digits="1"/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">
      <number:text>-</number:text>
      <number:number number:decimal-places="0" number:min-decimal-places="0" number:min-integer-digits="1"/>
      <style:map style:condition="value()&gt;=0" style:apply-style-name="N13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57:55.143345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5:06:47.869398101</meta:creation-date>
    <meta:editing-duration>PT28M22S</meta:editing-duration>
    <meta:editing-cycles>9</meta:editing-cycles>
    <meta:generator>LibreOffice/24.8.2.1$MacOSX_AARCH64 LibreOffice_project/0f794b6e29741098670a3b95d60478a65d05ef13</meta:generator>
    <dc:date>2025-10-30T14:03:53.895820983</dc:date>
    <meta:document-statistic meta:table-count="2" meta:cell-count="1400" meta:object-count="0"/>
  </office:meta>
</office:document-meta>
</file>